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059000000478358BC09E866CC53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6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Italique 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7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3cm" table:align="center" style:may-break-between-rows="false"/>
    </style:style>
    <style:style style:name="Table1.A" style:family="table-column">
      <style:table-column-properties style:column-width="1cm"/>
    </style:style>
    <style:style style:name="Table1.A1" style:family="table-cell">
      <style:table-cell-properties style:vertical-align="bottom" fo:padding="0.049cm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style:vertical-align="middle" fo:padding="0.049cm" fo:border="0.05pt solid #000000" style:writing-mode="page"/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9.151cm" table:align="margins" style:may-break-between-rows="false"/>
    </style:style>
    <style:style style:name="Table2.A" style:family="table-column">
      <style:table-column-properties style:column-width="3.092cm" style:rel-column-width="22143*"/>
    </style:style>
    <style:style style:name="Table2.B" style:family="table-column">
      <style:table-column-properties style:column-width="0.568cm" style:rel-column-width="4067*"/>
    </style:style>
    <style:style style:name="Table2.C" style:family="table-column">
      <style:table-column-properties style:column-width="1.829cm" style:rel-column-width="13099*"/>
    </style:style>
    <style:style style:name="Table2.D" style:family="table-column">
      <style:table-column-properties style:column-width="0.411cm" style:rel-column-width="2943*"/>
    </style:style>
    <style:style style:name="Table2.E" style:family="table-column">
      <style:table-column-properties style:column-width="3.251cm" style:rel-column-width="23283*"/>
    </style:style>
    <style:style style:name="Table2.A1" style:family="table-cell">
      <style:table-cell-properties fo:padding="0.049cm" fo:border="none" style:writing-mode="page"/>
    </style:style>
    <style:style style:name="Table3" style:family="table">
      <style:table-properties style:width="9.151cm" table:align="margins" style:may-break-between-rows="false"/>
    </style:style>
    <style:style style:name="Table3.A" style:family="table-column">
      <style:table-column-properties style:column-width="4.576cm" style:rel-column-width="32767*"/>
    </style:style>
    <style:style style:name="Table3.B" style:family="table-column">
      <style:table-column-properties style:column-width="4.576cm" style:rel-column-width="32768*"/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B1" style:family="table-cell">
      <style:table-cell-properties fo:padding="0.049cm" fo:border="0.05pt solid #000000" style:writing-mode="page"/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7" style:family="table">
      <style:table-properties style:width="9.151cm" table:align="margins"/>
    </style:style>
    <style:style style:name="Tableau27.A" style:family="table-column">
      <style:table-column-properties style:column-width="2.505cm" style:rel-column-width="17938*"/>
    </style:style>
    <style:style style:name="Tableau27.B" style:family="table-column">
      <style:table-column-properties style:column-width="1.87cm" style:rel-column-width="13389*"/>
    </style:style>
    <style:style style:name="Tableau27.C" style:family="table-column">
      <style:table-column-properties style:column-width="1.561cm" style:rel-column-width="11179*"/>
    </style:style>
    <style:style style:name="Tableau27.D" style:family="table-column">
      <style:table-column-properties style:column-width="1.685cm" style:rel-column-width="12066*"/>
    </style:style>
    <style:style style:name="Tableau27.E" style:family="table-column">
      <style:table-column-properties style:column-width="1.531cm" style:rel-column-width="10963*"/>
    </style:style>
    <style:style style:name="Tableau27.1" style:family="table-row">
      <style:table-row-properties style:row-height="0.651cm"/>
    </style:style>
    <style:style style:name="Tableau27.A1" style:family="table-cell">
      <style:table-cell-properties style:vertical-align="middle" fo:background-color="#ecf191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27.B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27.C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27.D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27.E1" style:family="table-cell">
      <style:table-cell-properties style:vertical-align="middle" fo:padding="0cm" fo:border="0.5pt solid #000000"/>
    </style:style>
    <style:style style:name="Tableau27.A2" style:family="table-cell">
      <style:table-cell-properties style:vertical-align="middle" fo:background-color="#ecf191" fo:padding="0cm" fo:border-left="0.5pt solid #000000" fo:border-right="none" fo:border-top="none" fo:border-bottom="0.5pt solid #000000">
        <style:background-image/>
      </style:table-cell-properties>
    </style:style>
    <style:style style:name="Tableau27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7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7.D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7.E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7.B3" style:family="table-cell" style:data-style-name="N107">
      <style:table-cell-properties style:vertical-align="middle" fo:padding="0cm" fo:border-left="0.5pt solid #000000" fo:border-right="none" fo:border-top="none" fo:border-bottom="0.5pt solid #000000"/>
    </style:style>
    <style:style style:name="Tableau27.C3" style:family="table-cell" style:data-style-name="N0">
      <style:table-cell-properties style:vertical-align="middle" fo:padding="0cm" fo:border-left="0.5pt solid #000000" fo:border-right="none" fo:border-top="none" fo:border-bottom="0.5pt solid #000000"/>
    </style:style>
    <style:style style:name="Tableau27.D3" style:family="table-cell" style:data-style-name="N0">
      <style:table-cell-properties style:vertical-align="middle" fo:padding="0cm" fo:border-left="0.5pt solid #000000" fo:border-right="none" fo:border-top="none" fo:border-bottom="0.5pt solid #000000"/>
    </style:style>
    <style:style style:name="Tableau27.E3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Tableau27.B4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7.C4" style:family="table-cell" style:data-style-name="N0">
      <style:table-cell-properties style:vertical-align="middle" fo:padding="0cm" fo:border-left="0.5pt solid #000000" fo:border-right="none" fo:border-top="none" fo:border-bottom="0.5pt solid #000000"/>
    </style:style>
    <style:style style:name="Tableau27.D4" style:family="table-cell" style:data-style-name="N0">
      <style:table-cell-properties style:vertical-align="middle" fo:padding="0cm" fo:border-left="0.5pt solid #000000" fo:border-right="none" fo:border-top="none" fo:border-bottom="0.5pt solid #000000"/>
    </style:style>
    <style:style style:name="Tableau27.E4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Tableau27.B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7.C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7.D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7.E5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7.B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7.C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7.D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7.E6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Header">
      <style:paragraph-properties fo:margin-left="6.399cm" fo:margin-right="0cm" fo:text-indent="0cm" style:auto-text-indent="false"/>
      <style:text-properties style:font-name="Bitstream Vera Sans6" fo:font-size="13pt" fo:font-weight="bold" style:font-size-asian="13pt" style:font-weight-asian="bold" style:font-size-complex="13pt" style:font-weight-complex="bold"/>
    </style:style>
    <style:style style:name="P5" style:family="paragraph" style:parent-style-name="Header">
      <style:paragraph-properties fo:margin-left="7.001cm" fo:margin-right="0cm" fo:text-indent="0cm" style:auto-text-indent="false"/>
      <style:text-properties style:font-name="Bitstream Vera Sans6" fo:font-size="11pt" fo:font-weight="normal" style:font-size-asian="11pt" style:font-weight-asian="normal" style:font-size-complex="11pt" style:font-weight-complex="normal"/>
    </style:style>
    <style:style style:name="P6" style:family="paragraph" style:parent-style-name="_5f_En-tête">
      <style:paragraph-properties fo:text-align="start" style:justify-single-word="false"/>
      <style:text-properties officeooo:rsid="01b6dc57" officeooo:paragraph-rsid="01b6dc57"/>
    </style:style>
    <style:style style:name="P7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6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0" style:family="paragraph" style:parent-style-name="Footer">
      <style:paragraph-properties fo:text-align="end" style:justify-single-word="false"/>
      <style:text-properties officeooo:paragraph-rsid="00d4df5c"/>
    </style:style>
    <style:style style:name="P11" style:family="paragraph" style:parent-style-name="Footer">
      <style:paragraph-properties fo:text-align="start" style:justify-single-word="false"/>
      <style:text-properties officeooo:paragraph-rsid="00d4df5c"/>
    </style:style>
    <style:style style:name="P12" style:family="paragraph" style:parent-style-name="Footer">
      <style:text-properties officeooo:rsid="00178920" officeooo:paragraph-rsid="00178920"/>
    </style:style>
    <style:style style:name="P13" style:family="paragraph" style:parent-style-name="Footer">
      <style:text-properties officeooo:paragraph-rsid="00c384cf"/>
    </style:style>
    <style:style style:name="P14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5" style:family="paragraph" style:parent-style-name="Standard">
      <style:text-properties fo:font-size="6pt" style:font-size-asian="6pt" style:font-size-complex="6pt"/>
    </style:style>
    <style:style style:name="P16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officeooo:rsid="01a692f2" officeooo:paragraph-rsid="01a692f2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paragraph-rsid="01a692f2"/>
    </style:style>
    <style:style style:name="P23" style:family="paragraph" style:parent-style-name="Table_20_Contents">
      <style:paragraph-properties fo:text-align="end" style:justify-single-word="false"/>
      <style:text-properties officeooo:rsid="01b0077d" officeooo:paragraph-rsid="01b0077d"/>
    </style:style>
    <style:style style:name="P24" style:family="paragraph" style:parent-style-name="Table_20_Contents">
      <style:paragraph-properties fo:text-align="justify" style:justify-single-word="false"/>
      <style:text-properties officeooo:rsid="01b0077d" officeooo:paragraph-rsid="01b0077d"/>
    </style:style>
    <style:style style:name="P25" style:family="paragraph" style:parent-style-name="_5f_Paragraphe_20_livret_20_">
      <style:paragraph-properties fo:text-align="end" style:justify-single-word="false"/>
      <style:text-properties officeooo:paragraph-rsid="019eafd1"/>
    </style:style>
    <style:style style:name="P26" style:family="paragraph" style:parent-style-name="_5f_Paragraphe_20_livret_20_">
      <style:paragraph-properties fo:text-align="end" style:justify-single-word="false"/>
      <style:text-properties officeooo:paragraph-rsid="01a07a86"/>
    </style:style>
    <style:style style:name="P27" style:family="paragraph" style:parent-style-name="_5f_Paragraphe_20_livret_20_">
      <style:paragraph-properties fo:text-align="end" style:justify-single-word="false"/>
      <style:text-properties officeooo:paragraph-rsid="01a185b9"/>
    </style:style>
    <style:style style:name="P28" style:family="paragraph" style:parent-style-name="_5f_Paragraphe_20_livret_20_">
      <style:paragraph-properties fo:text-align="end" style:justify-single-word="false"/>
      <style:text-properties officeooo:paragraph-rsid="01a3906e"/>
    </style:style>
    <style:style style:name="P29" style:family="paragraph" style:parent-style-name="_5f_Paragraphe_20_livret_20_">
      <style:paragraph-properties fo:text-align="end" style:justify-single-word="false"/>
      <style:text-properties officeooo:paragraph-rsid="01b0077d"/>
    </style:style>
    <style:style style:name="P30" style:family="paragraph" style:parent-style-name="_5f_Paragraphe_20_livret_20_">
      <style:paragraph-properties fo:text-align="center" style:justify-single-word="false"/>
      <style:text-properties fo:font-weight="bold" officeooo:rsid="003ea4d7" officeooo:paragraph-rsid="01b5d0c4" style:font-weight-asian="bold" style:font-weight-complex="bold"/>
    </style:style>
    <style:style style:name="P31" style:family="paragraph" style:parent-style-name="_5f_Paragraphe_20_livret_20_">
      <style:paragraph-properties fo:text-align="center" style:justify-single-word="false"/>
      <style:text-properties officeooo:paragraph-rsid="01b5d0c4"/>
    </style:style>
    <style:style style:name="P32" style:family="paragraph" style:parent-style-name="_5f_Paragraphe_20_livret_20_">
      <style:paragraph-properties fo:text-align="center" style:justify-single-word="false"/>
      <style:text-properties fo:font-size="10pt" fo:font-weight="normal" officeooo:rsid="003ea4d7" officeooo:paragraph-rsid="01b5d0c4" style:font-size-asian="10pt" style:font-weight-asian="normal" style:font-size-complex="10pt" style:font-weight-complex="normal"/>
    </style:style>
    <style:style style:name="P33" style:family="paragraph" style:parent-style-name="_5f_Paragraphe_20_livret_20_">
      <style:paragraph-properties fo:text-align="center" style:justify-single-word="false"/>
      <style:text-properties fo:font-size="10pt" fo:font-weight="normal" officeooo:paragraph-rsid="01b5d0c4" style:font-size-asian="10pt" style:font-weight-asian="normal" style:font-size-complex="10pt" style:font-weight-complex="normal"/>
    </style:style>
    <style:style style:name="P34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P35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9eafd1"/>
    </style:style>
    <style:style style:name="P36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a07a86"/>
    </style:style>
    <style:style style:name="P37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a185b9"/>
    </style:style>
    <style:style style:name="P38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a3906e"/>
    </style:style>
    <style:style style:name="P39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b0077d"/>
    </style:style>
    <style:style style:name="P40" style:family="paragraph" style:parent-style-name="Standard" style:list-style-name="_5f_Numérotation_20_des_20_exercices_20_livrets">
      <style:text-properties officeooo:paragraph-rsid="01b5d0c4"/>
    </style:style>
    <style:style style:name="P41" style:family="paragraph" style:parent-style-name="Table_20_Contents" style:list-style-name="List_20_1">
      <style:paragraph-properties fo:text-align="justify" style:justify-single-word="false"/>
    </style:style>
    <style:style style:name="P42" style:family="paragraph" style:parent-style-name="_5f_Paragraphe_20_livret_20_">
      <style:paragraph-properties fo:text-align="end" style:justify-single-word="false"/>
      <style:text-properties officeooo:paragraph-rsid="01b0077d"/>
    </style:style>
    <style:style style:name="P43" style:family="paragraph" style:parent-style-name="_5f_Paragraphe_20_livret_20_">
      <style:paragraph-properties fo:text-align="end" style:justify-single-word="false"/>
      <style:text-properties officeooo:paragraph-rsid="01b482ad"/>
    </style:style>
    <style:style style:name="P44" style:family="paragraph" style:parent-style-name="_5f_Paragraphe_20_livret_20_">
      <style:paragraph-properties fo:text-align="end" style:justify-single-word="false"/>
      <style:text-properties officeooo:paragraph-rsid="01b2f9a9"/>
    </style:style>
    <style:style style:name="P45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b2f9a9"/>
    </style:style>
    <style:style style:name="P46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b482ad"/>
    </style:style>
    <style:style style:name="P47" style:family="paragraph" style:parent-style-name="_5f_Paragraphe_20_livret_20_réponse_20_élève" style:list-style-name="_5f_Numérotation_20_des_20_exercices_20_livrets">
      <style:text-properties officeooo:paragraph-rsid="01a692f2"/>
    </style:style>
    <style:style style:name="P48" style:family="paragraph" style:parent-style-name="_5f_Paragraphe_20_livret_20_réponse_20_élève" style:list-style-name="_5f_Numérotation_20_des_20_exercices_20_livrets">
      <style:text-properties officeooo:paragraph-rsid="01b482ad"/>
    </style:style>
    <style:style style:name="P49" style:family="paragraph" style:parent-style-name="_5f_Paragraphe_20_livret_20_réponse_20_élève" style:list-style-name="_5f_Numérotation_20_des_20_exercices_20_livrets">
      <style:paragraph-properties fo:text-align="start" style:justify-single-word="false"/>
    </style:style>
    <style:style style:name="P50" style:family="paragraph" style:parent-style-name="_5f_Paragraphe_20_livret_20_réponse_20_élève" style:list-style-name="_5f_Numérotation_20_des_20_exercices_20_livrets">
      <style:paragraph-properties fo:text-align="start" style:justify-single-word="false"/>
      <style:text-properties officeooo:paragraph-rsid="01a692f2"/>
    </style:style>
    <style:style style:name="P51" style:family="paragraph" style:parent-style-name="_5f_Paragraphe_20_livret_20_réponse_20_élève" style:list-style-name="_5f_Numérotation_20_des_20_exercices_20_livrets">
      <style:paragraph-properties fo:text-align="start" style:justify-single-word="false"/>
      <style:text-properties officeooo:paragraph-rsid="01a73523"/>
    </style:style>
    <style:style style:name="P52" style:family="paragraph" style:parent-style-name="_5f_Paragraphe_20_livret_20_réponse_20_élève" style:list-style-name="_5f_Numérotation_20_des_20_exercices_20_livrets">
      <style:paragraph-properties fo:text-align="start" style:justify-single-word="false"/>
      <style:text-properties officeooo:paragraph-rsid="01a8b4cd"/>
    </style:style>
    <style:style style:name="P53" style:family="paragraph" style:parent-style-name="_5f_Paragraphe_20_livret_20_réponse_20_élève" style:list-style-name="_5f_Numérotation_20_des_20_exercices_20_livrets">
      <style:paragraph-properties fo:text-align="start" style:justify-single-word="false"/>
      <style:text-properties officeooo:paragraph-rsid="01c1a0cc"/>
    </style:style>
    <style:style style:name="P54" style:family="paragraph" style:parent-style-name="_5f_Paragraphe_20_livret_20_réponse_20_élève" style:list-style-name="">
      <style:paragraph-properties fo:text-align="end" style:justify-single-word="false"/>
      <style:text-properties officeooo:paragraph-rsid="01c1a0cc"/>
    </style:style>
    <style:style style:name="P55" style:family="paragraph" style:parent-style-name="_5f_Paragraphe_20_énoncé_20_après_20_numéro" style:list-style-name="_5f_Numérotation_20_des_20_exercices_20_livrets"/>
    <style:style style:name="P56" style:family="paragraph" style:parent-style-name="_5f_Paragraphe_20_énoncé_20_après_20_numéro" style:list-style-name="_5f_Numérotation_20_des_20_exercices_20_livrets">
      <style:text-properties officeooo:paragraph-rsid="019eafd1"/>
    </style:style>
    <style:style style:name="P57" style:family="paragraph" style:parent-style-name="_5f_Paragraphe_20_énoncé_20_après_20_numéro" style:list-style-name="_5f_Numérotation_20_des_20_exercices_20_livrets">
      <style:text-properties officeooo:paragraph-rsid="01aa02d3"/>
    </style:style>
    <style:style style:name="P58" style:family="paragraph" style:parent-style-name="_5f_Paragraphe_20_énoncé_20_après_20_numéro" style:list-style-name="_5f_Numérotation_20_des_20_exercices_20_livrets">
      <style:text-properties officeooo:paragraph-rsid="01ab9061"/>
    </style:style>
    <style:style style:name="P59" style:family="paragraph" style:parent-style-name="_5f_Paragraphe_20_énoncé_20_après_20_numéro" style:list-style-name="_5f_Numérotation_20_des_20_exercices_20_livrets">
      <style:text-properties officeooo:paragraph-rsid="01abff5e"/>
    </style:style>
    <style:style style:name="P60" style:family="paragraph" style:parent-style-name="_5f_Paragraphe_20_énoncé_20_après_20_numéro" style:list-style-name="_5f_Numérotation_20_des_20_exercices_20_livrets">
      <style:text-properties officeooo:paragraph-rsid="01add038"/>
    </style:style>
    <style:style style:name="P61" style:family="paragraph" style:parent-style-name="_5f_Paragraphe_20_énoncé_20_après_20_numéro" style:list-style-name="_5f_Numérotation_20_des_20_exercices_20_livrets">
      <style:text-properties officeooo:paragraph-rsid="01aecee7"/>
    </style:style>
    <style:style style:name="P62" style:family="paragraph" style:parent-style-name="_5f_Paragraphe_20_énoncé_20_après_20_numéro" style:list-style-name="_5f_Numérotation_20_des_20_exercices_20_livrets">
      <style:text-properties officeooo:paragraph-rsid="01b25ee7"/>
    </style:style>
    <style:style style:name="P63" style:family="paragraph" style:parent-style-name="_5f_Paragraphe_20_énoncé_20_après_20_numéro" style:list-style-name="_5f_Numérotation_20_des_20_exercices_20_livrets">
      <style:text-properties officeooo:paragraph-rsid="01b2f9a9"/>
    </style:style>
    <style:style style:name="P64" style:family="paragraph" style:parent-style-name="_5f_Paragraphe_20_énoncé_20_après_20_numéro" style:list-style-name="_5f_Numérotation_20_des_20_exercices_20_livrets">
      <style:text-properties officeooo:paragraph-rsid="01b482ad"/>
    </style:style>
    <style:style style:name="P65" style:family="paragraph" style:parent-style-name="_5f_Paragraphe_20_énoncé_20_après_20_numéro" style:list-style-name="_5f_Numérotation_20_des_20_exercices_20_livrets">
      <style:text-properties officeooo:paragraph-rsid="01c5570b"/>
    </style:style>
    <style:style style:name="P66" style:family="paragraph" style:parent-style-name="_5f_Paragraphe_20_énoncé_20_après_20_numéro">
      <style:paragraph-properties fo:text-align="end" style:justify-single-word="false"/>
    </style:style>
    <style:style style:name="P67" style:family="paragraph" style:parent-style-name="_5f_Paragraphe_20_énoncé_20_après_20_numéro">
      <style:paragraph-properties fo:text-align="end" style:justify-single-word="false"/>
      <style:text-properties officeooo:paragraph-rsid="019eafd1"/>
    </style:style>
    <style:style style:name="P68" style:family="paragraph" style:parent-style-name="_5f_Paragraphe_20_énoncé_20_après_20_numéro">
      <style:paragraph-properties fo:text-align="end" style:justify-single-word="false"/>
      <style:text-properties officeooo:paragraph-rsid="01a07a86"/>
    </style:style>
    <style:style style:name="P69" style:family="paragraph" style:parent-style-name="_5f_Paragraphe_20_énoncé_20_après_20_numéro">
      <style:paragraph-properties fo:text-align="end" style:justify-single-word="false"/>
      <style:text-properties officeooo:paragraph-rsid="01a185b9"/>
    </style:style>
    <style:style style:name="P70" style:family="paragraph" style:parent-style-name="_5f_Paragraphe_20_énoncé_20_après_20_numéro">
      <style:paragraph-properties fo:text-align="end" style:justify-single-word="false"/>
      <style:text-properties officeooo:paragraph-rsid="01b0077d"/>
    </style:style>
    <style:style style:name="P71" style:family="paragraph" style:parent-style-name="_5f_Paragraphe_20_énoncé_20_après_20_numéro" style:list-style-name="_5f_Numérotation_20_des_20_exercices_20_livrets">
      <style:paragraph-properties fo:text-align="end" style:justify-single-word="false"/>
      <style:text-properties officeooo:paragraph-rsid="01b2f9a9"/>
    </style:style>
    <style:style style:name="P72" style:family="paragraph" style:parent-style-name="_5f_Paragraphe_20_énoncé_20_après_20_numéro">
      <style:paragraph-properties fo:text-align="end" style:justify-single-word="false"/>
      <style:text-properties officeooo:paragraph-rsid="01b2f9a9"/>
    </style:style>
    <style:style style:name="P73" style:family="paragraph" style:parent-style-name="_5f_Paragraphe_20_énoncé_20_après_20_numéro">
      <style:paragraph-properties fo:text-align="end" style:justify-single-word="false"/>
      <style:text-properties officeooo:paragraph-rsid="01b482ad"/>
    </style:style>
    <style:style style:name="P74" style:family="paragraph" style:parent-style-name="_5f_Paragraphe_20_énoncé_20_après_20_numéro" style:list-style-name="_5f_Numérotation_20_des_20_exercices_20_livrets">
      <style:paragraph-properties fo:text-align="start" style:justify-single-word="false"/>
      <style:text-properties officeooo:paragraph-rsid="01add038"/>
    </style:style>
    <style:style style:name="P75" style:family="paragraph" style:parent-style-name="_5f_Titre_20_d_27_exercices_20_livret" style:list-style-name="_5f_Numérotation_20_des_20_exercices_20_livrets"/>
    <style:style style:name="P76" style:family="paragraph" style:parent-style-name="_5f_Titre_20_d_27_exercices_20_livret_20_sans_20_titre">
      <style:paragraph-properties fo:text-align="end" style:justify-single-word="false"/>
      <style:text-properties officeooo:paragraph-rsid="019eafd1"/>
    </style:style>
    <style:style style:name="P77" style:family="paragraph" style:parent-style-name="_5f_Titre_20_d_27_exercices_20_livret_20_sans_20_titre">
      <style:paragraph-properties fo:text-align="end" style:justify-single-word="false"/>
      <style:text-properties officeooo:paragraph-rsid="01b482ad"/>
    </style:style>
    <style:style style:name="P78" style:family="paragraph" style:parent-style-name="_5f_Titre_20_d_27_exercices_20_livret_20_sans_20_titre" style:list-style-name="_5f_Numérotation_20_des_20_exercices_20_livrets"/>
    <style:style style:name="P79" style:family="paragraph" style:parent-style-name="_5f_Titre_20_d_27_exercices_20_livret_20_sans_20_titre" style:list-style-name="_5f_Numérotation_20_des_20_exercices_20_livrets">
      <style:text-properties officeooo:paragraph-rsid="01aa02d3"/>
    </style:style>
    <style:style style:name="P80" style:family="paragraph" style:parent-style-name="_5f_Titre_20_d_27_exercices_20_livret_20_sans_20_titre" style:list-style-name="_5f_Numérotation_20_des_20_exercices_20_livrets">
      <style:text-properties officeooo:paragraph-rsid="01add038"/>
    </style:style>
    <style:style style:name="P81" style:family="paragraph" style:parent-style-name="_5f_Titre_20_d_27_exercices_20_livret_20_sans_20_titre" style:list-style-name="_5f_Numérotation_20_des_20_exercices_20_livrets">
      <style:text-properties officeooo:paragraph-rsid="01b1efa5"/>
    </style:style>
    <style:style style:name="P82" style:family="paragraph" style:parent-style-name="_5f_Titre_20_d_27_exercices_20_livret_20_sans_20_titre" style:list-style-name="_5f_Numérotation_20_des_20_exercices_20_livrets">
      <style:text-properties officeooo:paragraph-rsid="01b25ee7"/>
    </style:style>
    <style:style style:name="P83" style:family="paragraph" style:parent-style-name="_5f_Titre_20_d_27_exercices_20_livret_20_sans_20_titre" style:list-style-name="_5f_Numérotation_20_des_20_exercices_20_livrets">
      <style:text-properties officeooo:paragraph-rsid="01b2f9a9"/>
    </style:style>
    <style:style style:name="P84" style:family="paragraph" style:parent-style-name="_5f_Titre_20_d_27_exercices_20_livret_20_sans_20_titre" style:list-style-name="_5f_Numérotation_20_des_20_exercices_20_livrets">
      <style:text-properties officeooo:paragraph-rsid="01c5570b"/>
    </style:style>
    <style:style style:name="P85" style:family="paragraph" style:parent-style-name="_5f_Titre_20_d_27_exercices_20_livret_20_sans_20_titre" style:list-style-name="_5f_Numérotation_20_des_20_exercices_20_livrets">
      <style:paragraph-properties fo:text-align="start" style:justify-single-word="false"/>
      <style:text-properties officeooo:paragraph-rsid="01aecee7"/>
    </style:style>
    <style:style style:name="P86" style:family="paragraph" style:parent-style-name="_5f_Titre_20_d_27_exercices_20_livret_20_sans_20_titre">
      <style:text-properties officeooo:paragraph-rsid="01b482ad"/>
    </style:style>
    <style:style style:name="P87" style:family="paragraph" style:parent-style-name="_5f_Titre_20_d_27_exercices_20_livret_20_sans_20_titre">
      <style:text-properties officeooo:paragraph-rsid="01b5d0c4"/>
    </style:style>
    <style:style style:name="P88" style:family="paragraph" style:parent-style-name="_5f_Titre_20_d_27_exercices_20_livret_20_sans_20_titre" style:master-page-name="SERIE_5f_G_5f_GAUCHE_5f_ET_5f_DROITE_5f_2COL">
      <style:paragraph-properties style:page-number="4"/>
      <style:text-properties officeooo:paragraph-rsid="019eafd1"/>
    </style:style>
    <style:style style:name="P8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92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9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style:paragraph-properties fo:text-align="center"/>
    </style:style>
    <style:style style:name="P9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6" fo:font-size="16pt" fo:font-weight="bold" style:font-size-asian="16pt" style:font-weight-asian="bold" style:font-size-complex="16pt" style:font-weight-complex="bold"/>
    </style:style>
    <style:style style:name="P96" style:family="paragraph">
      <loext:graphic-properties draw:fill="solid" draw:fill-color="#d7e12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d7e12c" loext:opacity="100%" style:font-name="Bitstream Vera Sans6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6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officeooo:rsid="00990660"/>
    </style:style>
    <style:style style:name="T6" style:family="text">
      <style:text-properties fo:font-variant="small-caps" officeooo:rsid="0054f64f"/>
    </style:style>
    <style:style style:name="T7" style:family="text">
      <style:text-properties fo:font-variant="small-caps" officeooo:rsid="00b5d2d1"/>
    </style:style>
    <style:style style:name="T8" style:family="text">
      <style:text-properties fo:font-variant="small-caps" officeooo:rsid="00b6801f"/>
    </style:style>
    <style:style style:name="T9" style:family="text">
      <style:text-properties fo:text-transform="uppercase" fo:color="#808080" loext:opacity="100%" style:font-name="Bitstream Vera Sans5" fo:font-size="9pt" officeooo:rsid="0160d7ef" fo:background-color="transparent" loext:char-shading-value="0"/>
    </style:style>
    <style:style style:name="T10" style:family="text">
      <style:text-properties fo:text-transform="uppercase" fo:color="#808080" loext:opacity="100%" style:font-name="Bitstream Vera Sans5" fo:font-size="9pt" officeooo:rsid="00d4df5c" fo:background-color="transparent" loext:char-shading-value="0"/>
    </style:style>
    <style:style style:name="T11" style:family="text">
      <style:text-properties fo:text-transform="uppercase" fo:color="#808080" loext:opacity="100%" style:font-name="Bitstream Vera Sans5" fo:font-size="9pt" officeooo:rsid="019c9165" fo:background-color="transparent" loext:char-shading-value="0"/>
    </style:style>
    <style:style style:name="T12" style:family="text">
      <style:text-properties fo:text-transform="uppercase" fo:color="#808080" loext:opacity="100%" style:font-name="Bitstream Vera Sans5" fo:font-size="9pt" officeooo:rsid="015f088a" fo:background-color="transparent" loext:char-shading-value="0"/>
    </style:style>
    <style:style style:name="T13" style:family="text">
      <style:text-properties fo:text-transform="uppercase" fo:color="#808080" loext:opacity="100%" style:font-name="Bitstream Vera Sans5" fo:font-size="9pt" officeooo:rsid="00d8520c" fo:background-color="transparent" loext:char-shading-value="0"/>
    </style:style>
    <style:style style:name="T14" style:family="text">
      <style:text-properties style:use-window-font-color="true" loext:opacity="0%" style:font-name="Bitstream Vera Sans6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5" style:family="text">
      <style:text-properties style:use-window-font-color="true" loext:opacity="0%" style:text-position="0% 100%" style:font-name="Bitstream Vera Sans1" fo:font-size="10pt" fo:font-style="normal" officeooo:rsid="003b3045" fo:background-color="transparent" loext:char-shading-value="0" style:font-name-asian="OpenSymbol1" style:font-style-asian="normal" style:font-name-complex="OpenSymbol1" style:font-style-complex="normal"/>
    </style:style>
    <style:style style:name="T16" style:family="text">
      <style:text-properties style:use-window-font-color="true" loext:opacity="0%" style:text-position="0% 100%" style:font-name="Bitstream Vera Sans1" fo:font-size="10pt" fo:font-style="normal" officeooo:rsid="003a5e50" fo:background-color="transparent" loext:char-shading-value="0" style:font-name-asian="OpenSymbol1" style:font-style-asian="normal" style:font-name-complex="OpenSymbol1" style:font-style-complex="normal"/>
    </style:style>
    <style:style style:name="T17" style:family="text">
      <style:text-properties style:use-window-font-color="true" loext:opacity="0%" style:text-position="0% 100%" style:font-name-asian="OpenSymbol1" style:font-style-asian="normal" style:font-name-complex="OpenSymbol1" style:font-style-complex="normal"/>
    </style:style>
    <style:style style:name="T18" style:family="text">
      <style:text-properties style:use-window-font-color="true" loext:opacity="0%" style:text-position="0% 100%" officeooo:rsid="002b76ac" style:font-name-asian="OpenSymbol1" style:font-style-asian="normal" style:font-name-complex="OpenSymbol1" style:font-style-complex="normal"/>
    </style:style>
    <style:style style:name="T19" style:family="text">
      <style:text-properties style:use-window-font-color="true" loext:opacity="0%" style:text-position="0% 100%" officeooo:rsid="002d13de" style:font-name-asian="OpenSymbol1" style:font-style-asian="normal" style:font-name-complex="OpenSymbol1" style:font-style-complex="normal"/>
    </style:style>
    <style:style style:name="T20" style:family="text">
      <style:text-properties style:use-window-font-color="true" loext:opacity="0%" style:text-position="0% 100%" officeooo:rsid="01a692f2" style:font-name-asian="OpenSymbol1" style:font-style-asian="normal" style:font-name-complex="OpenSymbol1" style:font-style-complex="normal"/>
    </style:style>
    <style:style style:name="T21" style:family="text">
      <style:text-properties style:use-window-font-color="true" loext:opacity="0%" officeooo:rsid="01c1a0cc"/>
    </style:style>
    <style:style style:name="T22" style:family="text">
      <style:text-properties fo:font-variant="normal" fo:text-transform="none" fo:color="#000000" loext:opacity="100%" style:font-name="Bitstream Vera Sans6" fo:background-color="transparent" loext:char-shading-value="0"/>
    </style:style>
    <style:style style:name="T23" style:family="text">
      <style:text-properties officeooo:rsid="002925a2"/>
    </style:style>
    <style:style style:name="T24" style:family="text">
      <style:text-properties officeooo:rsid="002b33ed"/>
    </style:style>
    <style:style style:name="T25" style:family="text">
      <style:text-properties fo:color="#000000" loext:opacity="100%" style:font-name="Bitstream Vera Sans5" fo:font-size="10pt" officeooo:rsid="003a5e50"/>
    </style:style>
    <style:style style:name="T26" style:family="text">
      <style:text-properties fo:color="#000000" loext:opacity="100%" style:font-name="Bitstream Vera Sans5" fo:font-size="10pt" officeooo:rsid="01a692f2"/>
    </style:style>
    <style:style style:name="T27" style:family="text">
      <style:text-properties style:text-position="0% 100%"/>
    </style:style>
    <style:style style:name="T28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29" style:family="text">
      <style:text-properties style:text-position="0% 100%" officeooo:rsid="003a5e50"/>
    </style:style>
    <style:style style:name="T30" style:family="text">
      <style:text-properties style:text-position="0% 100%" officeooo:rsid="003b3045"/>
    </style:style>
    <style:style style:name="T31" style:family="text">
      <style:text-properties style:text-position="0% 100%" officeooo:rsid="002b76ac"/>
    </style:style>
    <style:style style:name="T32" style:family="text">
      <style:text-properties style:text-position="0% 100%" officeooo:rsid="01a692f2"/>
    </style:style>
    <style:style style:name="T33" style:family="text">
      <style:text-properties style:text-position="0% 100%" officeooo:rsid="019eafd1"/>
    </style:style>
    <style:style style:name="T34" style:family="text">
      <style:text-properties style:text-position="0% 100%" fo:font-style="normal" fo:font-weight="normal" officeooo:rsid="0031d787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1a692f2" fo:background-color="transparent" loext:char-shading-value="0"/>
    </style:style>
    <style:style style:name="T36" style:family="text">
      <style:text-properties style:font-name="Bitstream Vera Sans6"/>
    </style:style>
    <style:style style:name="T37" style:family="text">
      <style:text-properties style:font-name="Bitstream Vera Sans6" fo:language="zxx" fo:country="none" fo:font-style="normal" style:language-asian="zxx" style:country-asian="none" style:font-style-asian="normal" style:font-style-complex="normal"/>
    </style:style>
    <style:style style:name="T38" style:family="text">
      <style:text-properties style:font-name="OpenSymbol1" fo:language="zxx" fo:country="none" fo:font-style="normal" style:language-asian="zxx" style:country-asian="none" style:font-style-asian="normal" style:font-style-complex="normal"/>
    </style:style>
    <style:style style:name="T39" style:family="text">
      <style:text-properties fo:font-weight="normal" officeooo:rsid="01b25ee7" style:font-weight-asian="normal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1b25ee7" style:font-weight-asian="bold" style:font-weight-complex="bold"/>
    </style:style>
    <style:style style:name="T42" style:family="text">
      <style:text-properties officeooo:rsid="019eafd1"/>
    </style:style>
    <style:style style:name="T43" style:family="text">
      <style:text-properties officeooo:rsid="01a07a86"/>
    </style:style>
    <style:style style:name="T44" style:family="text">
      <style:text-properties officeooo:rsid="01a185b9"/>
    </style:style>
    <style:style style:name="T45" style:family="text">
      <style:text-properties officeooo:rsid="01a3906e"/>
    </style:style>
    <style:style style:name="T46" style:family="text">
      <style:text-properties officeooo:rsid="01a66df7"/>
    </style:style>
    <style:style style:name="T47" style:family="text">
      <style:text-properties officeooo:rsid="002b76ac"/>
    </style:style>
    <style:style style:name="T48" style:family="text">
      <style:text-properties officeooo:rsid="002d13de"/>
    </style:style>
    <style:style style:name="T49" style:family="text">
      <style:text-properties officeooo:rsid="003a5e50"/>
    </style:style>
    <style:style style:name="T50" style:family="text">
      <style:text-properties officeooo:rsid="01a692f2"/>
    </style:style>
    <style:style style:name="T51" style:family="text">
      <style:text-properties officeooo:rsid="01a6c025"/>
    </style:style>
    <style:style style:name="T52" style:family="text">
      <style:text-properties officeooo:rsid="01aa02d3"/>
    </style:style>
    <style:style style:name="T53" style:family="text">
      <style:text-properties officeooo:rsid="01ab9061"/>
    </style:style>
    <style:style style:name="T54" style:family="text">
      <style:text-properties officeooo:rsid="01abff5e"/>
    </style:style>
    <style:style style:name="T55" style:family="text">
      <style:text-properties officeooo:rsid="01add038"/>
    </style:style>
    <style:style style:name="T56" style:family="text">
      <style:text-properties officeooo:rsid="01aecee7"/>
    </style:style>
    <style:style style:name="T57" style:family="text">
      <style:text-properties officeooo:rsid="01b0077d"/>
    </style:style>
    <style:style style:name="T58" style:family="text">
      <style:text-properties officeooo:rsid="01b25ee7"/>
    </style:style>
    <style:style style:name="T59" style:family="text">
      <style:text-properties officeooo:rsid="01b2f9a9"/>
    </style:style>
    <style:style style:name="T60" style:family="text">
      <style:text-properties officeooo:rsid="01b482ad"/>
    </style:style>
    <style:style style:name="T61" style:family="text">
      <style:text-properties officeooo:rsid="01b5d0c4"/>
    </style:style>
    <style:style style:name="T62" style:family="text">
      <style:text-properties fo:language="zxx" fo:country="none" fo:font-style="normal" style:language-asian="zxx" style:country-asian="none" style:font-style-asian="normal" style:font-style-complex="normal"/>
    </style:style>
    <style:style style:name="T63" style:family="text">
      <style:text-properties officeooo:rsid="01c1a0cc"/>
    </style:style>
    <style:style style:name="T64" style:family="text">
      <style:text-properties officeooo:rsid="01c5570b"/>
    </style:style>
    <style:style style:name="T65" style:family="text">
      <style:text-properties fo:color="#ffffff" loext:opacity="100%" style:font-name="Bitstream Vera Sans6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3" fo:column-gap="1.499cm">
          <style:column style:rel-width="21845*" fo:start-indent="0cm" fo:end-indent="0.75cm"/>
          <style:column style:rel-width="21845*" fo:start-indent="0.75cm" fo:end-indent="0.75cm"/>
          <style:column style:rel-width="21845*" fo:start-indent="0.75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198cm">
          <style:column-sep style:width="0.035cm" style:color="#d7e12c" style:height="100%" style:style="solid"/>
          <style:column style:rel-width="2593*" fo:start-indent="0cm" fo:end-indent="0.099cm"/>
          <style:column style:rel-width="2594*" fo:start-indent="0.099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6" style:family="section">
      <style:section-properties text:dont-balance-text-columns="false" style:editable="false">
        <style:columns fo:column-count="2" fo:column-gap="0cm">
          <style:column-sep style:width="0.035cm" style:color="#d7e12c" style:height="100%" style:style="solid"/>
          <style:column style:rel-width="2594*" fo:start-indent="0cm" fo:end-indent="0cm"/>
          <style:column style:rel-width="2594*" fo:start-indent="0cm" fo:end-indent="0cm"/>
        </style:columns>
      </style:section-properties>
    </style:style>
    <style:style style:name="Sect7" style:family="section">
      <style:section-properties text:dont-balance-text-columns="false" style:editable="false">
        <style:columns fo:column-count="2" fo:column-gap="0.198cm">
          <style:column-sep style:width="0.035cm" style:color="#d7e12c" style:height="100%" style:style="solid"/>
          <style:column style:rel-width="2593*" fo:start-indent="0cm" fo:end-indent="0.099cm"/>
          <style:column style:rel-width="2595*" fo:start-indent="0.099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" draw:z-index="6" draw:name="Shape3_1" draw:style-name="gr8" draw:text-style-name="P94" svg:x1="11.645cm" svg:y1="1.437cm" svg:x2="21.997cm" svg:y2="1.411cm">
        <text:p/>
      </draw:line>
      <draw:frame text:anchor-type="page" text:anchor-page-number="2" draw:z-index="5" draw:name="Shape8_3" draw:style-name="gr9" draw:text-style-name="P95" svg:width="2.703cm" svg:height="0.715cm" draw:transform="rotate (0.0872664625997165) translate (1.32644444444444cm 1.21884722222222cm)">
        <draw:text-box>
          <text:p text:style-name="P94"><text:span text:style-name="T65">Série 2</text:span></text:p>
        </draw:text-box>
      </draw:frame>
      <draw:path text:anchor-type="page" text:anchor-page-number="2" draw:z-index="4" draw:name="Shape1_0" draw:style-name="gr10" draw:text-style-name="P96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3" draw:name="Shape3_0" draw:style-name="gr8" draw:text-style-name="P94" svg:x1="11.645cm" svg:y1="1.437cm" svg:x2="21.997cm" svg:y2="1.411cm">
        <text:p/>
      </draw:line>
      <draw:frame text:anchor-type="page" text:anchor-page-number="2" draw:z-index="2" draw:name="Shape8_1" draw:style-name="gr9" draw:text-style-name="P95" svg:width="2.703cm" svg:height="0.715cm" draw:transform="rotate (0.0872664625997165) translate (1.32644444444444cm 1.21884722222222cm)">
        <draw:text-box>
          <text:p text:style-name="P94"><text:span text:style-name="T65">Série 2</text:span></text:p>
        </draw:text-box>
      </draw:frame>
      <draw:frame text:anchor-type="page" text:anchor-page-number="1" draw:z-index="1" draw:name="Shape8_0" draw:style-name="gr9" draw:text-style-name="P95" svg:width="2.703cm" svg:height="0.715cm" draw:transform="rotate (0.0872664625997165) translate (1.32644444444444cm 1.21884722222222cm)">
        <draw:text-box>
          <text:p text:style-name="P94"><text:span text:style-name="T65">Série 2</text:span></text:p>
        </draw:text-box>
      </draw:frame>
      <draw:path text:anchor-type="page" text:anchor-page-number="1" draw:z-index="0" draw:name="Shape1" draw:style-name="gr10" draw:text-style-name="P96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2785079828" text:style-name="_5f_Numérotation_20_des_20_exercices_20_livrets">
              <text:list-item>
                <text:h text:style-name="P88" text:outline-level="1"><text:span text:style-name="livret"><text:span text:style-name="T42">Calcule les produits suivants (il est recomman­dé de poser les retenues ).</text:span></text:span></text:h>
              </text:list-item>
            </text:list>
            <text:section text:style-name="Sect3" text:name="Section1">
              <text:list xml:id="list180137204013721" text:continue-numbering="true" text:style-name="_5f_Numérotation_20_des_20_exercices_20_livrets">
                <text:list-item>
                  <text:list>
                    <text:list-item>
                      <text:h text:style-name="P76" text:outline-level="1"><text:span text:style-name="livret"><text:span text:style-name="T42">4 3</text:span></text:span></text:h>
                    </text:list-item>
                  </text:list>
                </text:list-item>
              </text:list>
              <text:p text:style-name="P35"><text:span text:style-name="MATH"><text:span text:style-name="T28">×</text:span></text:span><text:span text:style-name="livret"><text:span text:style-name="T42"> <text:s text:c="4"/>7</text:span></text:span></text:p>
              <text:p text:style-name="P25"><text:span text:style-name="_5f_pointillés_20_gris">……….</text:span></text:p>
              <text:p text:style-name="P25"><text:span text:style-name="_5f_pointillés_20_gris"/></text:p>
              <text:list xml:id="list180138900364988" text:continue-numbering="true" text:style-name="_5f_Numérotation_20_des_20_exercices_20_livrets">
                <text:list-item>
                  <text:list>
                    <text:list-item>
                      <text:p text:style-name="P67"><text:span text:style-name="livret"><text:span text:style-name="T42">4 <text:s/>2 2 1</text:span></text:span></text:p>
                    </text:list-item>
                  </text:list>
                </text:list-item>
              </text:list>
              <text:p text:style-name="P35"><text:span text:style-name="MATH"><text:span text:style-name="T28">×</text:span></text:span><text:span text:style-name="livret"><text:span text:style-name="T42"> <text:s text:c="11"/>8</text:span></text:span></text:p>
              <text:p text:style-name="P25"><text:span text:style-name="_5f_pointillés_20_gris">……………</text:span></text:p>
              <text:p text:style-name="P25"><text:span text:style-name="_5f_pointillés_20_gris"/></text:p>
              <text:p text:style-name="P25"><text:span text:style-name="_5f_pointillés_20_gris"/></text:p>
              <text:p text:style-name="P25"><text:span text:style-name="_5f_pointillés_20_gris"/></text:p>
              <text:p text:style-name="P25"><text:span text:style-name="_5f_pointillés_20_gris"/></text:p>
              <text:list xml:id="list180137516082450" text:continue-numbering="true" text:style-name="_5f_Numérotation_20_des_20_exercices_20_livrets">
                <text:list-item>
                  <text:list>
                    <text:list-item>
                      <text:p text:style-name="P67"><text:span text:style-name="livret"><text:span text:style-name="T42">5 <text:s/>7 2 1</text:span></text:span></text:p>
                    </text:list-item>
                  </text:list>
                </text:list-item>
              </text:list>
              <text:p text:style-name="P35"><text:span text:style-name="MATH"><text:span text:style-name="T28">×</text:span></text:span><text:span text:style-name="livret"><text:span text:style-name="T42"> <text:s text:c="11"/>5</text:span></text:span></text:p>
              <text:p text:style-name="P25"><text:span text:style-name="_5f_pointillés_20_gris">……………</text:span></text:p>
              <text:p text:style-name="P25"><text:span text:style-name="_5f_pointillés_20_gris"/></text:p>
              <text:list xml:id="list180137803252895" text:continue-numbering="true" text:style-name="_5f_Numérotation_20_des_20_exercices_20_livrets">
                <text:list-item>
                  <text:list>
                    <text:list-item>
                      <text:p text:style-name="P67"><text:span text:style-name="livret"><text:span text:style-name="T42">4 3 2</text:span></text:span></text:p>
                    </text:list-item>
                  </text:list>
                </text:list-item>
              </text:list>
              <text:p text:style-name="P35"><text:span text:style-name="MATH"><text:span text:style-name="T28">×</text:span></text:span><text:span text:style-name="livret"><text:span text:style-name="T42"> <text:s text:c="3"/>1 3</text:span></text:span></text:p>
              <text:p text:style-name="P25"><text:span text:style-name="_5f_pointillés_20_gris">………..</text:span></text:p>
              <text:p text:style-name="P35"><text:span text:style-name="_5f_pointillés_20_gris">………..</text:span></text:p>
              <text:p text:style-name="P25"><text:span text:style-name="_5f_pointillés_20_gris">………..</text:span></text:p>
              <text:p text:style-name="P25"><text:span text:style-name="_5f_pointillés_20_gris"/></text:p>
              <text:p text:style-name="P25"><text:span text:style-name="_5f_pointillés_20_gris"/></text:p>
              <text:list xml:id="list180138791098649" text:continue-numbering="true" text:style-name="_5f_Numérotation_20_des_20_exercices_20_livrets">
                <text:list-item>
                  <text:list>
                    <text:list-item>
                      <text:p text:style-name="P68"><text:span text:style-name="livret"><text:span text:style-name="T43">2 3 2</text:span></text:span></text:p>
                    </text:list-item>
                  </text:list>
                </text:list-item>
              </text:list>
              <text:p text:style-name="P36"><text:span text:style-name="MATH"><text:span text:style-name="T28">×</text:span></text:span><text:span text:style-name="livret"><text:span text:style-name="T43"> <text:s text:c="3"/>2 1</text:span></text:span></text:p>
              <text:p text:style-name="P26"><text:span text:style-name="_5f_pointillés_20_gris">………..</text:span></text:p>
              <text:p text:style-name="P36"><text:span text:style-name="_5f_pointillés_20_gris">………..</text:span></text:p>
              <text:p text:style-name="P26"><text:span text:style-name="_5f_pointillés_20_gris">………..</text:span></text:p>
              <text:list xml:id="list180137303055266" text:continue-numbering="true" text:style-name="_5f_Numérotation_20_des_20_exercices_20_livrets">
                <text:list-item>
                  <text:list>
                    <text:list-item>
                      <text:p text:style-name="P69"><text:span text:style-name="livret"><text:span text:style-name="T44">4 1 2</text:span></text:span></text:p>
                    </text:list-item>
                  </text:list>
                </text:list-item>
              </text:list>
              <text:p text:style-name="P37"><text:span text:style-name="MATH"><text:span text:style-name="T28">×</text:span></text:span><text:span text:style-name="livret"><text:span text:style-name="T44"> 5 0 9</text:span></text:span></text:p>
              <text:p text:style-name="P27"><text:span text:style-name="_5f_pointillés_20_gris">…………..</text:span></text:p>
              <text:p text:style-name="P27"><text:span text:style-name="_5f_pointillés_20_gris">…………..</text:span></text:p>
              <text:p text:style-name="P37"><text:span text:style-name="_5f_pointillés_20_gris">…………..</text:span></text:p>
              <text:p text:style-name="P27"><text:span text:style-name="_5f_pointillés_20_gris">…………..</text:span></text:p>
            </text:section>
            <text:list xml:id="list180138671130249" text:continue-numbering="true" text:style-name="_5f_Numérotation_20_des_20_exercices_20_livrets">
              <text:list-item>
                <text:h text:style-name="_5f_Titre_20_d_27_exercices_20_livret_20_sans_20_titre" text:outline-level="1">Calcule les produits suivants en effectuant des regroupements astucieux.</text:h>
                <text:list>
                  <text:list-item text:start-value="1">
                    <text:p text:style-name="P47"><text:span text:style-name="T47">5 </text:span><text:span text:style-name="_5f_Symbole">×</text:span><text:span text:style-name="livret"> </text:span><text:span text:style-name="T48">33 </text:span><text:span text:style-name="_5f_Symbole">×</text:span><text:span text:style-name="livret"> </text:span>2<text:span text:style-name="livret"> = </text:span><text:span text:style-name="_5f_pointillés_20_gris"><text:span text:style-name="T42">…………………………………………….</text:span></text:span></text:p>
                  </text:list-item>
                  <text:list-item text:start-value="1">
                    <text:p text:style-name="P47"><text:span text:style-name="_5f_pointillés_20_gris"><text:span text:style-name="T18">50</text:span></text:span><text:span text:style-name="livret"><text:span text:style-name="T31"> </text:span></text:span><text:span text:style-name="_5f_Symbole"><text:span text:style-name="T31">×</text:span></text:span><text:span text:style-name="livret"><text:span text:style-name="T31"> </text:span></text:span><text:span text:style-name="_5f_pointillés_20_gris"><text:span text:style-name="T19">3</text:span></text:span><text:span text:style-name="_5f_pointillés_20_gris"><text:span text:style-name="T20">3</text:span></text:span><text:span text:style-name="livret"><text:span text:style-name="T31"> </text:span></text:span><text:span text:style-name="_5f_Symbole"><text:span text:style-name="T32">×</text:span></text:span><text:span text:style-name="livret"><text:span text:style-name="T32"> </text:span></text:span><text:span text:style-name="_5f_pointillés_20_gris"><text:span text:style-name="T17">2</text:span></text:span><text:span text:style-name="livret"><text:span text:style-name="T31"> </text:span></text:span><text:span text:style-name="_5f_Symbole"><text:span text:style-name="T27">×</text:span></text:span><text:span text:style-name="livret"><text:span text:style-name="T27"> </text:span></text:span><text:span text:style-name="_5f_pointillés_20_gris"><text:span text:style-name="T19">3</text:span></text:span><text:span text:style-name="_5f_pointillés_20_gris"><text:span text:style-name="T17">0</text:span></text:span><text:span text:style-name="livret"><text:span text:style-name="T27"> = </text:span></text:span><text:span text:style-name="_5f_pointillés_20_gris"><text:span text:style-name="T33">……………………………………</text:span></text:span></text:p>
                  </text:list-item>
                  <text:list-item>
                    <text:p text:style-name="P50">4<text:span text:style-name="livret"><text:span text:style-name="T47"> </text:span></text:span><text:span text:style-name="_5f_Symbole">×</text:span><text:span text:style-name="livret"> </text:span>1 725<text:span text:style-name="livret"><text:span text:style-name="T47"> </text:span></text:span><text:span text:style-name="_5f_Symbole">×</text:span><text:span text:style-name="livret"> </text:span>250<text:span text:style-name="livret"><text:span text:style-name="T47"> </text:span></text:span><text:span text:style-name="_5f_Symbole">×</text:span><text:span text:style-name="livret"> </text:span>10<text:span text:style-name="livret"> = </text:span><text:span text:style-name="_5f_pointillés_20_gris"><text:span text:style-name="T42">……………………………...</text:span></text:span></text:p>
                  </text:list-item>
                  <text:list-item>
                    <text:p text:style-name="P47"><text:span text:style-name="T49">1</text:span><text:span text:style-name="T25">9 </text:span><text:span text:style-name="T26">398</text:span><text:span text:style-name="livret"><text:span text:style-name="T47"> </text:span></text:span><text:span text:style-name="_5f_Symbole"><text:span text:style-name="T50">×</text:span></text:span><text:span text:style-name="livret"><text:span text:style-name="T50"> </text:span></text:span>22 <text:span text:style-name="T50">11</text:span><text:span text:style-name="livret">9</text:span><text:span text:style-name="livret"><text:span text:style-name="T47"> </text:span></text:span><text:span text:style-name="_5f_Symbole">×</text:span><text:span text:style-name="livret"> </text:span>0<text:span text:style-name="livret"><text:span text:style-name="T47"> </text:span></text:span><text:span text:style-name="_5f_Symbole">×</text:span><text:span text:style-name="livret"> </text:span>56<text:span text:style-name="livret"> = </text:span><text:span text:style-name="_5f_pointillés_20_gris"><text:span text:style-name="T42">………………………..</text:span></text:span></text:p>
                  </text:list-item>
                  <text:list-item>
                    <text:p text:style-name="P47"><text:span text:style-name="_5f_pointillés_20_gris"><text:span text:style-name="T16">188</text:span></text:span><text:span text:style-name="livret"><text:span text:style-name="T31"> </text:span></text:span><text:span text:style-name="_5f_Symbole"><text:span text:style-name="T29">×</text:span></text:span><text:span text:style-name="livret"><text:span text:style-name="T29"> </text:span></text:span><text:span text:style-name="_5f_pointillés_20_gris"><text:span text:style-name="T16">8</text:span></text:span><text:span text:style-name="livret"><text:span text:style-name="T31"> </text:span></text:span><text:span text:style-name="_5f_Symbole"><text:span text:style-name="T29">×</text:span></text:span><text:span text:style-name="livret"><text:span text:style-name="T29"> </text:span></text:span><text:span text:style-name="_5f_pointillés_20_gris"><text:span text:style-name="T16">125</text:span></text:span><text:span text:style-name="livret"><text:span text:style-name="T29"> = </text:span></text:span><text:span text:style-name="_5f_pointillés_20_gris"><text:span text:style-name="T33">……………………………………….</text:span></text:span></text:p>
                  </text:list-item>
                  <text:list-item>
                    <text:p text:style-name="P47"><text:span text:style-name="_5f_pointillés_20_gris"><text:span text:style-name="T15">99</text:span></text:span><text:span text:style-name="livret"><text:span text:style-name="T31"> </text:span></text:span><text:span text:style-name="_5f_Symbole"><text:span text:style-name="T30">×</text:span></text:span><text:span text:style-name="livret"><text:span text:style-name="T30"> </text:span></text:span><text:span text:style-name="_5f_pointillés_20_gris"><text:span text:style-name="T15">500</text:span></text:span><text:span text:style-name="livret"><text:span text:style-name="T31"> </text:span></text:span><text:span text:style-name="_5f_Symbole"><text:span text:style-name="T30">×</text:span></text:span><text:span text:style-name="livret"><text:span text:style-name="T30"> </text:span></text:span><text:span text:style-name="_5f_pointillés_20_gris"><text:span text:style-name="T15">2</text:span></text:span><text:span text:style-name="livret"><text:span text:style-name="T30"> = </text:span></text:span><text:span text:style-name="_5f_pointillés_20_gris"><text:span text:style-name="T33">…………………………………………</text:span></text:span></text:p>
                  </text:list-item>
                </text:list>
              </text:list-item>
              <text:list-item>
                <text:h text:style-name="P78" text:outline-level="1"><text:span text:style-name="livret">Dans ce </text:span><text:span text:style-name="livret"><text:span text:style-name="T35">carré</text:span></text:span><text:span text:style-name="livret">, les produits des nombres doivent toujours être égaux sur chaque ligne, chaque colonne et chaque diagonale. </text:span><text:span text:style-name="livret"><text:span text:style-name="T50">Le compléter.</text:span></text:span></text:h>
              </text:list-item>
            </text:list>
            <table:table table:name="Table1" table:style-name="Table1">
              <table:table-column table:style-name="Table1.A" table:number-columns-repeated="3"/>
              <table:table-row>
                <table:table-cell table:style-name="Table1.A1" office:value-type="string">
                  <text:p text:style-name="P21"><text:span text:style-name="_5f_pointillés_20_gris">…..</text:span></text:p>
                </table:table-cell>
                <table:table-cell table:style-name="Table1.B1" office:value-type="string">
                  <text:p text:style-name="P20">1</text:p>
                </table:table-cell>
                <table:table-cell table:style-name="Table1.C1" office:value-type="string">
                  <text:p text:style-name="P20">18</text:p>
                </table:table-cell>
              </table:table-row>
              <table:table-row>
                <table:table-cell table:style-name="Table1.A2" office:value-type="string">
                  <text:p text:style-name="P22"><text:span text:style-name="_5f_pointillés_20_gris">…..</text:span></text:p>
                </table:table-cell>
                <table:table-cell table:style-name="Table1.A2" office:value-type="string">
                  <text:p text:style-name="P20">6</text:p>
                </table:table-cell>
                <table:table-cell table:style-name="Table1.C2" office:value-type="string">
                  <text:p text:style-name="P20">4</text:p>
                </table:table-cell>
              </table:table-row>
              <table:table-row>
                <table:table-cell table:style-name="Table1.A2" office:value-type="string">
                  <text:p text:style-name="P22"><text:span text:style-name="_5f_pointillés_20_gris">…..</text:span></text:p>
                </table:table-cell>
                <table:table-cell table:style-name="Table1.A2" office:value-type="string">
                  <text:p text:style-name="P20">36</text:p>
                </table:table-cell>
                <table:table-cell table:style-name="Table1.C2" office:value-type="string">
                  <text:p text:style-name="P22"><text:span text:style-name="_5f_pointillés_20_gris">…..</text:span></text:p>
                </table:table-cell>
              </table:table-row>
            </table:table>
            <text:list xml:id="list180137883115569" text:continue-numbering="true" text:style-name="_5f_Numérotation_20_des_20_exercices_20_livrets">
              <text:list-item>
                <text:h text:style-name="P79" text:outline-level="1"><text:span text:style-name="livret"><text:span text:style-name="T52">Complète avec les nombres 10, 100 ou 1 000 :</text:span></text:span></text:h>
                <text:list>
                  <text:list-item>
                    <text:p text:style-name="P57"><text:span text:style-name="livret"><text:span text:style-name="T52">5,45 </text:span></text:span><text:span text:style-name="MATH"><text:span text:style-name="T28">×</text:span></text:span><text:span text:style-name="livret"><text:span text:style-name="T52"> </text:span></text:span><text:span text:style-name="_5f_pointillés_20_gris"><text:span text:style-name="T52">………..…</text:span></text:span><text:span text:style-name="livret"><text:span text:style-name="T52"> = 5 450</text:span></text:span></text:p>
                  </text:list-item>
                  <text:list-item>
                    <text:p text:style-name="P57"><text:span text:style-name="livret"><text:span text:style-name="T52">2,98 </text:span></text:span><text:span text:style-name="MATH"><text:span text:style-name="T28">×</text:span></text:span><text:span text:style-name="livret"><text:span text:style-name="T52"> </text:span></text:span><text:span text:style-name="_5f_pointillés_20_gris"><text:span text:style-name="T52">………..…</text:span></text:span><text:span text:style-name="livret"><text:span text:style-name="T52"> = 29,8</text:span></text:span></text:p>
                  </text:list-item>
                  <text:list-item>
                    <text:p text:style-name="P57"><text:span text:style-name="livret"><text:span text:style-name="T52">2,34 </text:span></text:span><text:span text:style-name="MATH"><text:span text:style-name="T28">×</text:span></text:span><text:span text:style-name="livret"><text:span text:style-name="T52"> </text:span></text:span><text:span text:style-name="_5f_pointillés_20_gris"><text:span text:style-name="T52">………..…</text:span></text:span><text:span text:style-name="livret"><text:span text:style-name="T52"> = 234</text:span></text:span></text:p>
                  </text:list-item>
                  <text:list-item>
                    <text:p text:style-name="P57"><text:span text:style-name="livret"><text:span text:style-name="T52">0,345 </text:span></text:span><text:span text:style-name="MATH"><text:span text:style-name="T28">×</text:span></text:span><text:span text:style-name="livret"><text:span text:style-name="T52"> </text:span></text:span><text:span text:style-name="_5f_pointillés_20_gris"><text:span text:style-name="T52">………..…</text:span></text:span><text:span text:style-name="livret"><text:span text:style-name="T52"> = 3,45</text:span></text:span></text:p>
                  </text:list-item>
                  <text:list-item>
                    <text:p text:style-name="P57"><text:span text:style-name="livret"><text:span text:style-name="T52">0,014 </text:span></text:span><text:span text:style-name="MATH"><text:span text:style-name="T28">×</text:span></text:span><text:span text:style-name="livret"><text:span text:style-name="T52"> </text:span></text:span><text:span text:style-name="_5f_pointillés_20_gris"><text:span text:style-name="T52">………..…</text:span></text:span><text:span text:style-name="livret"><text:span text:style-name="T52"> = 1,4</text:span></text:span></text:p>
                  </text:list-item>
                  <text:list-item>
                    <text:p text:style-name="P57"><text:span text:style-name="livret"><text:span text:style-name="T52">0,32 </text:span></text:span><text:span text:style-name="MATH"><text:span text:style-name="T28">×</text:span></text:span><text:span text:style-name="livret"><text:span text:style-name="T52"> </text:span></text:span><text:span text:style-name="_5f_pointillés_20_gris"><text:span text:style-name="T52">………..…</text:span></text:span><text:span text:style-name="livret"><text:span text:style-name="T52"> = 320</text:span></text:span></text:p>
                  </text:list-item>
                </text:list>
              </text:list-item>
              <text:list-item>
                <text:h text:style-name="P80" text:outline-level="1"><text:span text:style-name="livret"><text:span text:style-name="T52">Complète avec les nombres </text:span></text:span><text:span text:style-name="livret"><text:span text:style-name="T55">0,1, 0,01, 0,001 :</text:span></text:span></text:h>
              </text:list-item>
            </text:list>
            <text:section text:style-name="Sect1" text:name="Section6">
              <text:list xml:id="list180137288624685" text:continue-numbering="true" text:style-name="_5f_Numérotation_20_des_20_exercices_20_livrets">
                <text:list-item>
                  <text:list>
                    <text:list-item>
                      <text:p text:style-name="P60"><text:span text:style-name="livret"><text:span text:style-name="T55">3,4 </text:span></text:span><text:span text:style-name="MATH"><text:span text:style-name="T28">×</text:span></text:span><text:span text:style-name="livret"><text:span text:style-name="T55"> </text:span></text:span><text:span text:style-name="_5f_pointillés_20_gris"><text:span text:style-name="T55">………</text:span></text:span><text:span text:style-name="livret"><text:span text:style-name="T55"> = 0,034</text:span></text:span></text:p>
                    </text:list-item>
                    <text:list-item>
                      <text:p text:style-name="P74"><text:span text:style-name="livret"><text:span text:style-name="T55">345 </text:span></text:span><text:span text:style-name="MATH"><text:span text:style-name="T28">×</text:span></text:span><text:span text:style-name="livret"><text:span text:style-name="T55"> </text:span></text:span><text:span text:style-name="_5f_pointillés_20_gris"><text:span text:style-name="T55">…….</text:span></text:span><text:span text:style-name="livret"><text:span text:style-name="T55">=0,034 5</text:span></text:span></text:p>
                    </text:list-item>
                    <text:list-item>
                      <text:p text:style-name="P60"><text:span text:style-name="_5f_pointillés_20_gris"><text:span text:style-name="T55">……… </text:span></text:span><text:span text:style-name="MATH"><text:span text:style-name="T28">×</text:span></text:span><text:span text:style-name="_5f_pointillés_20_gris"><text:span text:style-name="T55"> </text:span></text:span><text:span text:style-name="livret"><text:span text:style-name="T55">27 = 0,027</text:span></text:span></text:p>
                    </text:list-item>
                    <text:list-item>
                      <text:p text:style-name="P60"><text:span text:style-name="_5f_pointillés_20_gris"><text:span text:style-name="T55">………</text:span></text:span><text:span text:style-name="livret"><text:span text:style-name="T55"> </text:span></text:span><text:span text:style-name="MATH"><text:span text:style-name="T28">×</text:span></text:span><text:span text:style-name="livret"><text:span text:style-name="T55"> 0,6 = 0,06</text:span></text:span></text:p>
                    </text:list-item>
                  </text:list>
                </text:list-item>
              </text:list>
            </text:section>
            <text:list xml:id="list180137789705128" text:continue-numbering="true" text:style-name="_5f_Numérotation_20_des_20_exercices_20_livrets">
              <text:list-item>
                <text:h text:style-name="P85" text:outline-level="1"><text:span text:style-name="livret"><text:span text:style-name="T56">Relie chaque produit à son ordre de gran­deur :</text:span></text:span></text:h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row>
                <table:table-cell table:style-name="Table2.A1" office:value-type="string">
                  <text:p text:style-name="P23">21 <text:span text:style-name="MATH"><text:span text:style-name="T28">×</text:span></text:span> 1,05</text:p>
                </table:table-cell>
                <table:table-cell table:style-name="Table2.A1" office:value-type="string">
                  <text:list xml:id="list358732609" text:style-name="List_20_1">
                    <text:list-item>
                      <text:p text:style-name="P41"/>
                    </text:list-item>
                  </text:list>
                </table:table-cell>
                <table:table-cell table:style-name="Table2.A1" office:value-type="string">
                  <text:p text:style-name="P19"/>
                </table:table-cell>
                <table:table-cell table:style-name="Table2.A1" office:value-type="string">
                  <text:list xml:id="list180137889048763" text:continue-numbering="true" text:style-name="List_20_1">
                    <text:list-item>
                      <text:p text:style-name="P41"/>
                    </text:list-item>
                  </text:list>
                </table:table-cell>
                <table:table-cell table:style-name="Table2.A1" office:value-type="string">
                  <text:p text:style-name="P24">200</text:p>
                </table:table-cell>
              </table:table-row>
              <table:table-row>
                <table:table-cell table:style-name="Table2.A1" office:value-type="string">
                  <text:p text:style-name="P23">0,011 <text:span text:style-name="MATH"><text:span text:style-name="T28">×</text:span></text:span> 20,1</text:p>
                </table:table-cell>
                <table:table-cell table:style-name="Table2.A1" office:value-type="string">
                  <text:list xml:id="list180137299964060" text:continue-numbering="true" text:style-name="List_20_1">
                    <text:list-item>
                      <text:p text:style-name="P41"/>
                    </text:list-item>
                  </text:list>
                </table:table-cell>
                <table:table-cell table:style-name="Table2.A1" office:value-type="string">
                  <text:p text:style-name="P19"/>
                </table:table-cell>
                <table:table-cell table:style-name="Table2.A1" office:value-type="string">
                  <text:list xml:id="list180139319619329" text:continue-numbering="true" text:style-name="List_20_1">
                    <text:list-item>
                      <text:p text:style-name="P41"/>
                    </text:list-item>
                  </text:list>
                </table:table-cell>
                <table:table-cell table:style-name="Table2.A1" office:value-type="string">
                  <text:p text:style-name="P24">2 000</text:p>
                </table:table-cell>
              </table:table-row>
              <table:table-row>
                <table:table-cell table:style-name="Table2.A1" office:value-type="string">
                  <text:p text:style-name="P23">50,4 <text:span text:style-name="MATH"><text:span text:style-name="T28">×</text:span></text:span> 40,2</text:p>
                </table:table-cell>
                <table:table-cell table:style-name="Table2.A1" office:value-type="string">
                  <text:list xml:id="list180139071760389" text:continue-numbering="true" text:style-name="List_20_1">
                    <text:list-item>
                      <text:p text:style-name="P41"/>
                    </text:list-item>
                  </text:list>
                </table:table-cell>
                <table:table-cell table:style-name="Table2.A1" office:value-type="string">
                  <text:p text:style-name="P19"/>
                </table:table-cell>
                <table:table-cell table:style-name="Table2.A1" office:value-type="string">
                  <text:list xml:id="list180137381008947" text:continue-numbering="true" text:style-name="List_20_1">
                    <text:list-item>
                      <text:p text:style-name="P41"/>
                    </text:list-item>
                  </text:list>
                </table:table-cell>
                <table:table-cell table:style-name="Table2.A1" office:value-type="string">
                  <text:p text:style-name="P24">20</text:p>
                </table:table-cell>
              </table:table-row>
              <table:table-row>
                <table:table-cell table:style-name="Table2.A1" office:value-type="string">
                  <text:p text:style-name="P23">1,99 <text:span text:style-name="MATH"><text:span text:style-name="T28">×</text:span></text:span> 0,99</text:p>
                </table:table-cell>
                <table:table-cell table:style-name="Table2.A1" office:value-type="string">
                  <text:list xml:id="list180138415454383" text:continue-numbering="true" text:style-name="List_20_1">
                    <text:list-item>
                      <text:p text:style-name="P41"/>
                    </text:list-item>
                  </text:list>
                </table:table-cell>
                <table:table-cell table:style-name="Table2.A1" office:value-type="string">
                  <text:p text:style-name="P19"/>
                </table:table-cell>
                <table:table-cell table:style-name="Table2.A1" office:value-type="string">
                  <text:list xml:id="list180138320262064" text:continue-numbering="true" text:style-name="List_20_1">
                    <text:list-item>
                      <text:p text:style-name="P41"/>
                    </text:list-item>
                  </text:list>
                </table:table-cell>
                <table:table-cell table:style-name="Table2.A1" office:value-type="string">
                  <text:p text:style-name="P24">2</text:p>
                </table:table-cell>
              </table:table-row>
              <table:table-row>
                <table:table-cell table:style-name="Table2.A1" office:value-type="string">
                  <text:p text:style-name="P23">19,8 <text:span text:style-name="MATH"><text:span text:style-name="T28">×</text:span></text:span> 0,001 1</text:p>
                </table:table-cell>
                <table:table-cell table:style-name="Table2.A1" office:value-type="string">
                  <text:list xml:id="list180138325562689" text:continue-numbering="true" text:style-name="List_20_1">
                    <text:list-item>
                      <text:p text:style-name="P41"/>
                    </text:list-item>
                  </text:list>
                </table:table-cell>
                <table:table-cell table:style-name="Table2.A1" office:value-type="string">
                  <text:p text:style-name="P19"/>
                </table:table-cell>
                <table:table-cell table:style-name="Table2.A1" office:value-type="string">
                  <text:list xml:id="list180139018779494" text:continue-numbering="true" text:style-name="List_20_1">
                    <text:list-item>
                      <text:p text:style-name="P41"/>
                    </text:list-item>
                  </text:list>
                </table:table-cell>
                <table:table-cell table:style-name="Table2.A1" office:value-type="string">
                  <text:p text:style-name="P24">0,2</text:p>
                </table:table-cell>
              </table:table-row>
              <table:table-row>
                <table:table-cell table:style-name="Table2.A1" office:value-type="string">
                  <text:p text:style-name="P23">2,1 <text:span text:style-name="MATH"><text:span text:style-name="T28">×</text:span></text:span> 9,8</text:p>
                </table:table-cell>
                <table:table-cell table:style-name="Table2.A1" office:value-type="string">
                  <text:list xml:id="list180137305060454" text:continue-numbering="true" text:style-name="List_20_1">
                    <text:list-item>
                      <text:p text:style-name="P41"/>
                    </text:list-item>
                  </text:list>
                </table:table-cell>
                <table:table-cell table:style-name="Table2.A1" office:value-type="string">
                  <text:p text:style-name="P19"/>
                </table:table-cell>
                <table:table-cell table:style-name="Table2.A1" office:value-type="string">
                  <text:list xml:id="list180137366790116" text:continue-numbering="true" text:style-name="List_20_1">
                    <text:list-item>
                      <text:p text:style-name="P41"/>
                    </text:list-item>
                  </text:list>
                </table:table-cell>
                <table:table-cell table:style-name="Table2.A1" office:value-type="string">
                  <text:p text:style-name="P24">0,02</text:p>
                </table:table-cell>
              </table:table-row>
            </table:table>
            <text:list xml:id="list180138399187544" text:continue-list="list180137789705128" text:style-name="_5f_Numérotation_20_des_20_exercices_20_livrets">
              <text:list-item>
                <text:h text:style-name="P81" text:outline-level="1"><text:span text:style-name="livret"><text:span text:style-name="T57">Place correctement la virgule dans les pro­duits suivants (en ajoutant éventuellement un ou des zéros à gauche du résultat) :</text:span></text:span></text:h>
                <text:list>
                  <text:list-item>
                    <text:p text:style-name="P62"><text:span text:style-name="livret"><text:span text:style-name="T58">12,7 </text:span></text:span><text:span text:style-name="MATH"><text:span text:style-name="T28">×</text:span></text:span><text:span text:style-name="livret"><text:span text:style-name="T58"> 2,4 = <text:s text:c="3"/>3 048</text:span></text:span></text:p>
                  </text:list-item>
                  <text:list-item>
                    <text:p text:style-name="P62"><text:span text:style-name="livret"><text:span text:style-name="T58">0,14 </text:span></text:span><text:span text:style-name="MATH"><text:span text:style-name="T28">×</text:span></text:span><text:span text:style-name="livret"><text:span text:style-name="T58"> 5,9 = <text:s text:c="3"/>826</text:span></text:span></text:p>
                  </text:list-item>
                  <text:list-item>
                    <text:p text:style-name="P62"><text:span text:style-name="livret"><text:span text:style-name="T58">25,4 </text:span></text:span><text:span text:style-name="MATH"><text:span text:style-name="T28">×</text:span></text:span><text:span text:style-name="livret"><text:span text:style-name="T58"> 1,05 = <text:s text:c="5"/>2 667</text:span></text:span></text:p>
                  </text:list-item>
                  <text:list-item>
                    <text:p text:style-name="P62"><text:span text:style-name="livret"><text:span text:style-name="T58">0,007 </text:span></text:span><text:span text:style-name="MATH"><text:span text:style-name="T28">×</text:span></text:span><text:span text:style-name="livret"><text:span text:style-name="T58"> 573,2 = <text:s text:c="4"/>40 124</text:span></text:span></text:p>
                  </text:list-item>
                  <text:list-item>
                    <text:p text:style-name="P62"><text:span text:style-name="livret"><text:span text:style-name="T58">0,245 </text:span></text:span><text:span text:style-name="MATH"><text:span text:style-name="T28">×</text:span></text:span><text:span text:style-name="livret"><text:span text:style-name="T58"> 0,125 = <text:s text:c="4"/>30 625</text:span></text:span></text:p>
                  </text:list-item>
                </text:list>
              </text:list-item>
              <text:list-item>
                <text:h text:style-name="P82" text:outline-level="1"><text:span text:style-name="livret"><text:span text:style-name="T58">Sachant que 65 </text:span></text:span><text:span text:style-name="MATH"><text:span text:style-name="T28">×</text:span></text:span><text:span text:style-name="livret"><text:span text:style-name="T58"> 132 = 8 580, détermine les résultats des calculs suivants :</text:span></text:span></text:h>
              </text:list-item>
            </text:list>
            <text:section text:style-name="Sect4" text:name="Section8">
              <text:list xml:id="list180137780430553" text:continue-numbering="true" text:style-name="_5f_Numérotation_20_des_20_exercices_20_livrets">
                <text:list-item>
                  <text:list>
                    <text:list-item>
                      <text:p text:style-name="P62"><text:span text:style-name="livret"><text:span text:style-name="T58">6,5 </text:span></text:span><text:span text:style-name="MATH"><text:span text:style-name="T28">×</text:span></text:span><text:span text:style-name="livret"><text:span text:style-name="T58"> 13,2 = </text:span></text:span><text:span text:style-name="_5f_pointillés_20_gris"><text:span text:style-name="T58">………</text:span></text:span></text:p>
                    </text:list-item>
                    <text:list-item>
                      <text:p text:style-name="P62"><text:span text:style-name="livret"><text:span text:style-name="T58">650 </text:span></text:span><text:span text:style-name="MATH"><text:span text:style-name="T28">×</text:span></text:span><text:span text:style-name="livret"><text:span text:style-name="T58"> 132 = </text:span></text:span><text:span text:style-name="_5f_pointillés_20_gris"><text:span text:style-name="T58">………...</text:span></text:span></text:p>
                    </text:list-item>
                    <text:list-item>
                      <text:p text:style-name="P62"><text:span text:style-name="livret"><text:span text:style-name="T58">0,65 </text:span></text:span><text:span text:style-name="MATH"><text:span text:style-name="T28">×</text:span></text:span><text:span text:style-name="livret"><text:span text:style-name="T58"> 0,132 = </text:span></text:span><text:span text:style-name="_5f_pointillés_20_gris"><text:span text:style-name="T58">………</text:span></text:span></text:p>
                    </text:list-item>
                    <text:list-item>
                      <text:p text:style-name="P62"><text:span text:style-name="livret"><text:span text:style-name="T58">0,065 </text:span></text:span><text:span text:style-name="livret"><text:span text:style-name="T34">×</text:span></text:span><text:span text:style-name="livret"><text:span text:style-name="T58"> 1 320 = </text:span></text:span><text:span text:style-name="_5f_pointillés_20_gris"><text:span text:style-name="T58">……</text:span></text:span></text:p>
                    </text:list-item>
                  </text:list>
                </text:list-item>
              </text:list>
            </text:section>
            <text:list xml:id="list180137414275812" text:continue-numbering="true" text:style-name="_5f_Numérotation_20_des_20_exercices_20_livrets">
              <text:list-item>
                <text:h text:style-name="P84" text:outline-level="1"><text:span text:style-name="livret"><text:span text:style-name="T52">Calcule mentalement :</text:span></text:span></text:h>
              </text:list-item>
            </text:list>
            <text:section text:style-name="Sect6" text:name="Section2">
              <text:list xml:id="list180138842228887" text:continue-numbering="true" text:style-name="_5f_Numérotation_20_des_20_exercices_20_livrets">
                <text:list-item>
                  <text:list>
                    <text:list-item>
                      <text:p text:style-name="P65"><text:span text:style-name="livret"><text:span text:style-name="T53">100 </text:span></text:span><text:span text:style-name="MATH"><text:span text:style-name="T28">×</text:span></text:span><text:span text:style-name="livret"><text:span text:style-name="T53"> 0,01 = </text:span></text:span><text:span text:style-name="_5f_pointillés_20_gris"><text:span text:style-name="T53">……</text:span></text:span></text:p>
                    </text:list-item>
                    <text:list-item>
                      <text:p text:style-name="P65"><text:span text:style-name="livret"><text:span text:style-name="T53">10 </text:span></text:span><text:span text:style-name="MATH"><text:span text:style-name="T28">×</text:span></text:span><text:span text:style-name="livret"><text:span text:style-name="T53"> 0,001 = </text:span></text:span><text:span text:style-name="_5f_pointillés_20_gris"><text:span text:style-name="T53">……</text:span></text:span></text:p>
                    </text:list-item>
                    <text:list-item>
                      <text:p text:style-name="P65"><text:span text:style-name="livret"><text:span text:style-name="T53">1 </text:span></text:span><text:span text:style-name="MATH"><text:span text:style-name="T28">×</text:span></text:span><text:span text:style-name="livret"><text:span text:style-name="T53"> 0,1 = </text:span></text:span><text:span text:style-name="_5f_pointillés_20_gris"><text:span text:style-name="T53">……</text:span></text:span></text:p>
                    </text:list-item>
                    <text:list-item>
                      <text:p text:style-name="P65"><text:span text:style-name="livret"><text:span text:style-name="T53">1 000 </text:span></text:span><text:span text:style-name="MATH"><text:span text:style-name="T28">×</text:span></text:span><text:span text:style-name="livret"><text:span text:style-name="T53"> 0,1 = </text:span></text:span><text:span text:style-name="_5f_pointillés_20_gris"><text:span text:style-name="T53">……</text:span></text:span></text:p>
                    </text:list-item>
                  </text:list>
                </text:list-item>
              </text:list>
            </text:section>
            <text:list xml:id="list180137566794669" text:continue-numbering="true" text:style-name="_5f_Numérotation_20_des_20_exercices_20_livrets">
              <text:list-item>
                <text:h text:style-name="P83" text:outline-level="1"><text:soft-page-break/><text:span text:style-name="livret"><text:span text:style-name="T59">Calcule en regroupant astucieusement :</text:span></text:span></text:h>
                <text:list>
                  <text:list-item>
                    <text:p text:style-name="P53"><text:span text:style-name="livret"><text:span text:style-name="T63">A = </text:span></text:span><text:span text:style-name="livret"><text:span text:style-name="T59">0,9 </text:span></text:span><text:span text:style-name="MATH"><text:span text:style-name="T28">×</text:span></text:span><text:span text:style-name="livret"><text:span text:style-name="T59"> 2 </text:span></text:span><text:span text:style-name="MATH"><text:span text:style-name="T28">×</text:span></text:span><text:span text:style-name="livret"><text:span text:style-name="T59"> 0,7 </text:span></text:span><text:span text:style-name="MATH"><text:span text:style-name="T28">×</text:span></text:span><text:span text:style-name="livret"><text:span text:style-name="T59"> 50 =</text:span></text:span><text:span text:style-name="_5f_pointillés_20_gris"><text:span text:style-name="T59">…………………….…….…</text:span></text:span></text:p>
                  </text:list-item>
                </text:list>
              </text:list-item>
            </text:list>
            <text:p text:style-name="P54"><text:span text:style-name="livret"><text:span text:style-name="T59"><text:s/></text:span></text:span><text:span text:style-name="livret"><text:span text:style-name="T63">= </text:span></text:span><text:span text:style-name="_5f_pointillés_20_gris"><text:span text:style-name="T63">.</text:span></text:span><text:span text:style-name="_5f_pointillés_20_gris"><text:span text:style-name="T59">…………………………….</text:span></text:span></text:p>
            <text:p text:style-name="P54"><text:span text:style-name="_5f_pointillés_20_gris"><text:span text:style-name="T21">= </text:span></text:span><text:span text:style-name="_5f_pointillés_20_gris"><text:span text:style-name="T59">……………………………..</text:span></text:span></text:p>
            <text:list xml:id="list180138694571687" text:continue-numbering="true" text:style-name="_5f_Numérotation_20_des_20_exercices_20_livrets">
              <text:list-item>
                <text:list>
                  <text:list-item>
                    <text:p text:style-name="P53"><text:span text:style-name="livret"><text:span text:style-name="T63">B = </text:span></text:span><text:span text:style-name="livret"><text:span text:style-name="T59">0,25 </text:span></text:span><text:span text:style-name="livret"><text:span text:style-name="T34">×</text:span></text:span><text:span text:style-name="livret"><text:span text:style-name="T59"> 5,65 </text:span></text:span><text:span text:style-name="MATH"><text:span text:style-name="T28">×</text:span></text:span><text:span text:style-name="livret"><text:span text:style-name="T59"> 4 =</text:span></text:span><text:span text:style-name="_5f_pointillés_20_gris"><text:span text:style-name="T59">…………………………………</text:span></text:span></text:p>
                  </text:list-item>
                </text:list>
              </text:list-item>
            </text:list>
            <text:p text:style-name="P54"><text:span text:style-name="_5f_pointillés_20_gris"><text:span text:style-name="T21">= </text:span></text:span><text:span text:style-name="_5f_pointillés_20_gris"><text:span text:style-name="T59">.………………………………..</text:span></text:span></text:p>
            <text:p text:style-name="P54"><text:span text:style-name="_5f_pointillés_20_gris"><text:span text:style-name="T21">= </text:span></text:span><text:span text:style-name="_5f_pointillés_20_gris"><text:span text:style-name="T63">.</text:span></text:span><text:span text:style-name="_5f_pointillés_20_gris"><text:span text:style-name="T59">………………………………..</text:span></text:span></text:p>
            <text:list xml:id="list180138750147173" text:continue-numbering="true" text:style-name="_5f_Numérotation_20_des_20_exercices_20_livrets">
              <text:list-item>
                <text:list>
                  <text:list-item>
                    <text:p text:style-name="P53"><text:span text:style-name="livret"><text:span text:style-name="T63">C = </text:span></text:span><text:span text:style-name="livret"><text:span text:style-name="T59">8 </text:span></text:span><text:span text:style-name="MATH"><text:span text:style-name="T28">×</text:span></text:span><text:span text:style-name="livret"><text:span text:style-name="T59"> 52 </text:span></text:span><text:span text:style-name="MATH"><text:span text:style-name="T28">×</text:span></text:span><text:span text:style-name="livret"><text:span text:style-name="T59"> 12,5 =</text:span></text:span><text:span text:style-name="_5f_pointillés_20_gris"><text:span text:style-name="T59">…………………………………….</text:span></text:span></text:p>
                  </text:list-item>
                </text:list>
              </text:list-item>
            </text:list>
            <text:p text:style-name="P54"><text:span text:style-name="_5f_pointillés_20_gris"><text:span text:style-name="T21">=</text:span></text:span><text:span text:style-name="_5f_pointillés_20_gris"><text:span text:style-name="T63"> ...</text:span></text:span><text:span text:style-name="_5f_pointillés_20_gris"><text:span text:style-name="T59">…………………………………</text:span></text:span></text:p>
            <text:p text:style-name="P54"><text:span text:style-name="_5f_pointillés_20_gris"><text:span text:style-name="T21">=</text:span></text:span><text:span text:style-name="_5f_pointillés_20_gris"><text:span text:style-name="T63"> .</text:span></text:span><text:span text:style-name="_5f_pointillés_20_gris"><text:span text:style-name="T59">..…………………………………</text:span></text:span></text:p>
            <text:list xml:id="list180137985574178" text:continue-numbering="true" text:style-name="_5f_Numérotation_20_des_20_exercices_20_livrets">
              <text:list-item>
                <text:list>
                  <text:list-item>
                    <text:p text:style-name="P53"><text:span text:style-name="livret"><text:span text:style-name="T63">D = </text:span></text:span><text:span text:style-name="livret"><text:span text:style-name="T59">2,5 </text:span></text:span><text:span text:style-name="MATH"><text:span text:style-name="T28">×</text:span></text:span><text:span text:style-name="livret"><text:span text:style-name="T59"> 1,7 </text:span></text:span><text:span text:style-name="MATH"><text:span text:style-name="T28">×</text:span></text:span><text:span text:style-name="livret"><text:span text:style-name="T59"> 0,4 =</text:span></text:span><text:span text:style-name="_5f_pointillés_20_gris"><text:span text:style-name="T59">…………………………..……..</text:span></text:span></text:p>
                  </text:list-item>
                </text:list>
              </text:list-item>
            </text:list>
            <text:p text:style-name="P54"><text:span text:style-name="_5f_pointillés_20_gris"><text:span text:style-name="T21">=</text:span></text:span><text:span text:style-name="_5f_pointillés_20_gris"><text:span text:style-name="T63"> .</text:span></text:span><text:span text:style-name="_5f_pointillés_20_gris"><text:span text:style-name="T59">…………………………………</text:span></text:span></text:p>
            <text:p text:style-name="P54"><text:span text:style-name="_5f_pointillés_20_gris"><text:span text:style-name="T21">=</text:span></text:span><text:span text:style-name="_5f_pointillés_20_gris"><text:span text:style-name="T63"> </text:span></text:span><text:span text:style-name="_5f_pointillés_20_gris"><text:span text:style-name="T59">…..……………………………..</text:span></text:span></text:p>
            <text:list xml:id="list180137894610689" text:continue-numbering="true" text:style-name="_5f_Numérotation_20_des_20_exercices_20_livrets">
              <text:list-item>
                <text:h text:style-name="P83" text:outline-level="1"><text:span text:style-name="livret"><text:span text:style-name="T59">Calcule les produits suivants :</text:span></text:span></text:h>
              </text:list-item>
            </text:list>
            <text:section text:style-name="Sect3" text:name="Section10">
              <text:list xml:id="list180137632757230" text:continue-numbering="true" text:style-name="_5f_Numérotation_20_des_20_exercices_20_livrets">
                <text:list-item>
                  <text:list>
                    <text:list-item>
                      <text:p text:style-name="P71"><text:span text:style-name="livret"><text:span text:style-name="T59">5 <text:s/>2</text:span></text:span></text:p>
                    </text:list-item>
                  </text:list>
                </text:list-item>
              </text:list>
              <text:p text:style-name="P45"><text:span text:style-name="MATH"><text:span text:style-name="T28">×</text:span></text:span><text:span text:style-name="livret"><text:span text:style-name="T59"> 0, 8</text:span></text:span></text:p>
              <text:p text:style-name="P44"><text:span text:style-name="_5f_pointillés_20_gris">…………..</text:span></text:p>
              <text:p text:style-name="P44"><text:span text:style-name="_5f_pointillés_20_gris"/></text:p>
              <text:list xml:id="list180138396214973" text:continue-numbering="true" text:style-name="_5f_Numérotation_20_des_20_exercices_20_livrets">
                <text:list-item>
                  <text:list>
                    <text:list-item>
                      <text:p text:style-name="P72"><text:span text:style-name="livret"><text:span text:style-name="T59">1, 7</text:span></text:span></text:p>
                    </text:list-item>
                  </text:list>
                </text:list-item>
              </text:list>
              <text:p text:style-name="P45"><text:span text:style-name="MATH"><text:span text:style-name="T28">×</text:span></text:span><text:span text:style-name="livret"><text:span text:style-name="T59"> 0, 0 9</text:span></text:span></text:p>
              <text:p text:style-name="P44"><text:span text:style-name="_5f_pointillés_20_gris">…………….</text:span></text:p>
              <text:p text:style-name="P44"><text:span text:style-name="_5f_pointillés_20_gris"/></text:p>
              <text:p text:style-name="P44"><text:span text:style-name="_5f_pointillés_20_gris"/></text:p>
              <text:p text:style-name="P44"><text:span text:style-name="_5f_pointillés_20_gris"/></text:p>
              <text:p text:style-name="P44"><text:span text:style-name="_5f_pointillés_20_gris"/></text:p>
              <text:p text:style-name="P44"><text:span text:style-name="_5f_pointillés_20_gris"/></text:p>
              <text:list xml:id="list180139003318983" text:continue-numbering="true" text:style-name="_5f_Numérotation_20_des_20_exercices_20_livrets">
                <text:list-item>
                  <text:list>
                    <text:list-item>
                      <text:p text:style-name="P72"><text:span text:style-name="livret"><text:span text:style-name="T59">0, 4 1</text:span></text:span></text:p>
                    </text:list-item>
                  </text:list>
                </text:list-item>
              </text:list>
              <text:p text:style-name="P45"><text:span text:style-name="MATH"><text:span text:style-name="T28">×</text:span></text:span><text:span text:style-name="livret"><text:span text:style-name="T59"> <text:s text:c="8"/>5</text:span></text:span></text:p>
              <text:p text:style-name="P44"><text:span text:style-name="_5f_pointillés_20_gris">…………..</text:span></text:p>
              <text:p text:style-name="P44"><text:span text:style-name="_5f_pointillés_20_gris"/></text:p>
              <text:list xml:id="list180138630550751" text:continue-numbering="true" text:style-name="_5f_Numérotation_20_des_20_exercices_20_livrets">
                <text:list-item>
                  <text:list>
                    <text:list-item>
                      <text:p text:style-name="P72"><text:span text:style-name="livret"><text:span text:style-name="T59">1, 3</text:span></text:span></text:p>
                    </text:list-item>
                  </text:list>
                </text:list-item>
              </text:list>
              <text:p text:style-name="P45"><text:span text:style-name="MATH"><text:span text:style-name="T28">×</text:span></text:span><text:span text:style-name="livret"><text:span text:style-name="T59"> 7, 5</text:span></text:span></text:p>
              <text:p text:style-name="P44"><text:span text:style-name="_5f_pointillés_20_gris">………….</text:span></text:p>
              <text:p text:style-name="P45"><text:span text:style-name="_5f_pointillés_20_gris">……………</text:span></text:p>
              <text:p text:style-name="P44"><text:span text:style-name="_5f_pointillés_20_gris">……………</text:span></text:p>
              <text:p text:style-name="P44"><text:span text:style-name="_5f_pointillés_20_gris"/></text:p>
              <text:p text:style-name="P44"><text:span text:style-name="_5f_pointillés_20_gris"/></text:p>
              <text:p text:style-name="P44"><text:span text:style-name="_5f_pointillés_20_gris"/></text:p>
              <text:list xml:id="list180138288751667" text:continue-numbering="true" text:style-name="_5f_Numérotation_20_des_20_exercices_20_livrets">
                <text:list-item>
                  <text:list>
                    <text:list-item>
                      <text:p text:style-name="P73"><text:span text:style-name="livret"><text:span text:style-name="T60">0, 1 7</text:span></text:span></text:p>
                    </text:list-item>
                  </text:list>
                </text:list-item>
              </text:list>
              <text:p text:style-name="P46"><text:span text:style-name="MATH"><text:span text:style-name="T28">×</text:span></text:span><text:span text:style-name="livret"><text:span text:style-name="T60"> <text:s text:c="2"/>2, 8</text:span></text:span></text:p>
              <text:p text:style-name="P43"><text:span text:style-name="_5f_pointillés_20_gris">…………</text:span></text:p>
              <text:p text:style-name="P46"><text:span text:style-name="_5f_pointillés_20_gris">…………</text:span></text:p>
              <text:p text:style-name="P43"><text:span text:style-name="_5f_pointillés_20_gris">………….</text:span></text:p>
              <text:p text:style-name="P43"><text:span text:style-name="_5f_pointillés_20_gris"/></text:p>
              <text:list xml:id="list180138803919830" text:continue-numbering="true" text:style-name="_5f_Numérotation_20_des_20_exercices_20_livrets">
                <text:list-item>
                  <text:list>
                    <text:list-item>
                      <text:h text:style-name="P77" text:outline-level="1"><text:span text:style-name="livret"><text:span text:style-name="T60">1 0, 5</text:span></text:span></text:h>
                    </text:list-item>
                  </text:list>
                </text:list-item>
              </text:list>
              <text:p text:style-name="P46"><text:span text:style-name="MATH"><text:span text:style-name="T28">×</text:span></text:span><text:span text:style-name="livret"><text:span text:style-name="T60"> <text:s text:c="2"/>3 2, 1</text:span></text:span></text:p>
              <text:p text:style-name="P43"><text:span text:style-name="_5f_pointillés_20_gris">…………..</text:span></text:p>
              <text:p text:style-name="P43"><text:span text:style-name="_5f_pointillés_20_gris">…………..</text:span></text:p>
              <text:p text:style-name="P46"><text:span text:style-name="_5f_pointillés_20_gris">…………..</text:span></text:p>
              <text:p text:style-name="P43"><text:span text:style-name="_5f_pointillés_20_gris">…………..</text:span></text:p>
            </text:section>
            <text:list xml:id="list180138488937520" text:continue-numbering="true" text:style-name="_5f_Numérotation_20_des_20_exercices_20_livrets">
              <text:list-item>
                <text:h text:style-name="P86" text:outline-level="1"><text:span text:style-name="livret"><text:span text:style-name="T60">Pose et effectue les multiplications suivantes :</text:span></text:span></text:h>
              </text:list-item>
            </text:list>
            <text:section text:style-name="Sect5" text:name="Section14">
              <text:list xml:id="list180137499678054" text:continue-numbering="true" text:style-name="_5f_Numérotation_20_des_20_exercices_20_livrets">
                <text:list-item>
                  <text:list>
                    <text:list-item>
                      <text:p text:style-name="P64"><text:span text:style-name="livret"><text:span text:style-name="T60">2,05 </text:span></text:span><text:span text:style-name="MATH"><text:span text:style-name="T28">×</text:span></text:span><text:span text:style-name="livret"><text:span text:style-name="T60"> 4,15</text:span></text:span></text:p>
                    </text:list-item>
                    <text:list-item>
                      <text:p text:style-name="P64"><text:span text:style-name="livret"><text:span text:style-name="T60">4,78 </text:span></text:span><text:span text:style-name="MATH"><text:span text:style-name="T28">×</text:span></text:span><text:span text:style-name="livret"><text:span text:style-name="T60"> 8,7</text:span></text:span></text:p>
                    </text:list-item>
                    <text:list-item>
                      <text:p text:style-name="P64"><text:span text:style-name="livret"><text:span text:style-name="T60">6,2 </text:span></text:span><text:span text:style-name="MATH"><text:span text:style-name="T28">×</text:span></text:span><text:span text:style-name="livret"><text:span text:style-name="T60"> 5,97</text:span></text:span></text:p>
                    </text:list-item>
                    <text:list-item>
                      <text:p text:style-name="P64"><text:span text:style-name="livret"><text:span text:style-name="T60">7,65 </text:span></text:span><text:span text:style-name="MATH"><text:span text:style-name="T28">×</text:span></text:span><text:span text:style-name="livret"><text:span text:style-name="T60"> 1,32</text:span></text:span></text:p>
                    </text:list-item>
                  </text:list>
                </text:list-item>
              </text:list>
            </text:section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list xml:id="list180137750316085" text:continue-list="list180137499678054" text:style-name="_5f_Numérotation_20_des_20_exercices_20_livrets">
                    <text:list-item>
                      <text:list>
                        <text:list-item text:start-value="1">
                          <text:p text:style-name="_5f_Paragraphe_20_livret_20_réponse_20_élève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</text:span></text:p>
                        </text:list-item>
                      </text:list>
                    </text:list-item>
                  </text:list>
                </table:table-cell>
                <table:table-cell table:style-name="Table3.B1" office:value-type="string">
                  <text:list xml:id="list180138531486398" text:continue-numbering="true" text:style-name="_5f_Numérotation_20_des_20_exercices_20_livrets">
                    <text:list-item>
                      <text:list>
                        <text:list-item>
                          <text:p text:style-name="P48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</text:span></text:p>
                        </text:list-item>
                      </text:list>
                    </text:list-item>
                  </text:list>
                </table:table-cell>
              </table:table-row>
              <table:table-row>
                <table:table-cell table:style-name="Table3.A2" office:value-type="string">
                  <text:list xml:id="list180137920438004" text:continue-numbering="true" text:style-name="_5f_Numérotation_20_des_20_exercices_20_livrets">
                    <text:list-item>
                      <text:list>
                        <text:list-item>
                          <text:p text:style-name="P48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</text:span></text:p>
                        </text:list-item>
                      </text:list>
                    </text:list-item>
                  </text:list>
                </table:table-cell>
                <table:table-cell table:style-name="Table3.B2" office:value-type="string">
                  <text:list xml:id="list180137941827645" text:continue-numbering="true" text:style-name="_5f_Numérotation_20_des_20_exercices_20_livrets">
                    <text:list-item>
                      <text:list>
                        <text:list-item>
                          <text:p text:style-name="P48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</text:span></text:p>
                        </text:list-item>
                      </text:list>
                    </text:list-item>
                  </text:list>
                </table:table-cell>
              </table:table-row>
            </table:table>
            <text:list xml:id="list180139232553922" text:continue-numbering="true" text:style-name="_5f_Numérotation_20_des_20_exercices_20_livrets">
              <text:list-item>
                <text:h text:style-name="P87" text:outline-level="1"><text:span text:style-name="livret"><text:span text:style-name="T61">Sans poser l’opération ni utiliser de calcula­trice, entoure le résultat juste :</text:span></text:span></text:h>
                <text:p text:style-name="P40"/>
              </text:list-item>
            </text:list>
            <table:table table:name="Tableau27" table:style-name="Tableau27">
              <table:table-column table:style-name="Tableau27.A"/>
              <table:table-column table:style-name="Tableau27.B"/>
              <table:table-column table:style-name="Tableau27.C"/>
              <table:table-column table:style-name="Tableau27.D"/>
              <table:table-column table:style-name="Tableau27.E"/>
              <table:table-header-rows>
                <table:table-row table:style-name="Tableau27.1">
                  <table:table-cell table:style-name="Tableau27.A1" office:value-type="string">
                    <text:p text:style-name="P32">Réponse</text:p>
                  </table:table-cell>
                  <table:table-cell table:style-name="Tableau27.B1" office:value-type="string">
                    <text:p text:style-name="P30">A</text:p>
                  </table:table-cell>
                  <table:table-cell table:style-name="Tableau27.C1" office:value-type="string">
                    <text:p text:style-name="P30">B</text:p>
                  </table:table-cell>
                  <table:table-cell table:style-name="Tableau27.D1" office:value-type="string">
                    <text:p text:style-name="P30">C</text:p>
                  </table:table-cell>
                  <table:table-cell table:style-name="Tableau27.E1" office:value-type="string">
                    <text:p text:style-name="P30">D</text:p>
                  </table:table-cell>
                </table:table-row>
              </table:table-header-rows>
              <table:table-row table:style-name="Tableau27.1">
                <table:table-cell table:style-name="Tableau27.A2" office:value-type="string">
                  <text:p text:style-name="P33"><text:span text:style-name="T37">10,3 </text:span><text:span text:style-name="T38">×</text:span><text:span text:style-name="livret"><text:span text:style-name="T62"> </text:span></text:span><text:span text:style-name="T37">7,5</text:span></text:p>
                </table:table-cell>
                <table:table-cell table:style-name="Tableau27.B2" office:value-type="string">
                  <text:p text:style-name="P31">77,29</text:p>
                </table:table-cell>
                <table:table-cell table:style-name="Tableau27.C2" office:value-type="string">
                  <text:p text:style-name="P31">68,412</text:p>
                </table:table-cell>
                <table:table-cell table:style-name="Tableau27.D2" office:value-type="string">
                  <text:p text:style-name="P31">77,25</text:p>
                </table:table-cell>
                <table:table-cell table:style-name="Tableau27.E2" office:value-type="string">
                  <text:p text:style-name="P31">7,25</text:p>
                </table:table-cell>
              </table:table-row>
              <table:table-row table:style-name="Tableau27.1">
                <table:table-cell table:style-name="Tableau27.A2" office:value-type="string">
                  <text:p text:style-name="P33"><text:span text:style-name="T36">11,6</text:span><text:span text:style-name="T37"> </text:span><text:span text:style-name="T38">×</text:span><text:span text:style-name="livret"><text:span text:style-name="T62"> </text:span></text:span><text:span text:style-name="T37">29,8</text:span></text:p>
                </table:table-cell>
                <table:table-cell table:style-name="Tableau27.B3" office:value-type="float" office:value="354.578">
                  <text:p text:style-name="P31">354,578</text:p>
                </table:table-cell>
                <table:table-cell table:style-name="Tableau27.C3" office:value-type="float" office:value="321.12">
                  <text:p text:style-name="P31">321,12</text:p>
                </table:table-cell>
                <table:table-cell table:style-name="Tableau27.D3" office:value-type="float" office:value="512.88">
                  <text:p text:style-name="P31">512,88</text:p>
                </table:table-cell>
                <table:table-cell table:style-name="Tableau27.E3" office:value-type="float" office:value="345.68">
                  <text:p text:style-name="P31">345,68</text:p>
                </table:table-cell>
              </table:table-row>
              <table:table-row table:style-name="Tableau27.1">
                <table:table-cell table:style-name="Tableau27.A2" office:value-type="string">
                  <text:p text:style-name="P33"><text:span text:style-name="T36">346</text:span><text:span text:style-name="T37"> </text:span><text:span text:style-name="T38">×</text:span><text:span text:style-name="livret"><text:span text:style-name="T62"> </text:span></text:span><text:span text:style-name="T37">0,97</text:span></text:p>
                </table:table-cell>
                <table:table-cell table:style-name="Tableau27.B4" office:value-type="string">
                  <text:p text:style-name="P31">3 263,62</text:p>
                </table:table-cell>
                <table:table-cell table:style-name="Tableau27.C4" office:value-type="float" office:value="36.62">
                  <text:p text:style-name="P31">36,62</text:p>
                </table:table-cell>
                <table:table-cell table:style-name="Tableau27.D4" office:value-type="float" office:value="335.62">
                  <text:p text:style-name="P31">335,62</text:p>
                </table:table-cell>
                <table:table-cell table:style-name="Tableau27.E4" office:value-type="float" office:value="348.62">
                  <text:p text:style-name="P31">348,62</text:p>
                </table:table-cell>
              </table:table-row>
              <table:table-row table:style-name="Tableau27.1">
                <table:table-cell table:style-name="Tableau27.A2" office:value-type="string">
                  <text:p text:style-name="P33"><text:span text:style-name="T36">1,03</text:span><text:span text:style-name="T37"> </text:span><text:span text:style-name="T38">×</text:span><text:span text:style-name="livret"><text:span text:style-name="T62"> </text:span></text:span><text:span text:style-name="T37">698,4</text:span></text:p>
                </table:table-cell>
                <table:table-cell table:style-name="Tableau27.B5" office:value-type="string">
                  <text:p text:style-name="P31">7 233,352</text:p>
                </table:table-cell>
                <table:table-cell table:style-name="Tableau27.C5" office:value-type="string">
                  <text:p text:style-name="P31">719,352</text:p>
                </table:table-cell>
                <table:table-cell table:style-name="Tableau27.D5" office:value-type="string">
                  <text:p text:style-name="P31">687,352</text:p>
                </table:table-cell>
                <table:table-cell table:style-name="Tableau27.E5" office:value-type="string">
                  <text:p text:style-name="P31">68,352</text:p>
                </table:table-cell>
              </table:table-row>
              <table:table-row table:style-name="Tableau27.1">
                <table:table-cell table:style-name="Tableau27.A2" office:value-type="string">
                  <text:p text:style-name="P33"><text:span text:style-name="T37">2,5 </text:span><text:span text:style-name="T38">×</text:span><text:span text:style-name="livret"><text:span text:style-name="T62"> </text:span></text:span><text:span text:style-name="T37">4,4</text:span></text:p>
                </table:table-cell>
                <table:table-cell table:style-name="Tableau27.B6" office:value-type="string">
                  <text:p text:style-name="P31">8,444</text:p>
                </table:table-cell>
                <table:table-cell table:style-name="Tableau27.C6" office:value-type="string">
                  <text:p text:style-name="P31">11</text:p>
                </table:table-cell>
                <table:table-cell table:style-name="Tableau27.D6" office:value-type="string">
                  <text:p text:style-name="P31">33,5</text:p>
                </table:table-cell>
                <table:table-cell table:style-name="Tableau27.E6" office:value-type="string">
                  <text:p text:style-name="P31">2,2</text:p>
                </table:table-cell>
              </table:table-row>
            </table:table>
            <text:list xml:id="list180138696421779" text:continue-numbering="true" text:style-name="_5f_Numérotation_20_des_20_exercices_20_livrets">
              <text:list-item>
                <text:h text:style-name="P84" text:outline-level="1"><text:span text:style-name="livret"><text:span text:style-name="T58">Calcule mentalement :</text:span></text:span></text:h>
              </text:list-item>
            </text:list>
            <text:section text:style-name="Sect7" text:name="Section3">
              <text:list xml:id="list180137853533947" text:continue-numbering="true" text:style-name="_5f_Numérotation_20_des_20_exercices_20_livrets">
                <text:list-item>
                  <text:list>
                    <text:list-item>
                      <text:p text:style-name="P65"><text:span text:style-name="livret"><text:span text:style-name="T59">0,2 </text:span></text:span><text:span text:style-name="MATH"><text:span text:style-name="T28">×</text:span></text:span><text:span text:style-name="livret"><text:span text:style-name="T59"> 0,5 = </text:span></text:span><text:span text:style-name="_5f_pointillés_20_gris"><text:span text:style-name="T59">………….</text:span></text:span></text:p>
                    </text:list-item>
                    <text:list-item>
                      <text:p text:style-name="P65"><text:span text:style-name="livret"><text:span text:style-name="T59">0,7 </text:span></text:span><text:span text:style-name="livret"><text:span text:style-name="T34">×</text:span></text:span><text:span text:style-name="livret"><text:span text:style-name="T59"> 0,08 = </text:span></text:span><text:span text:style-name="_5f_pointillés_20_gris"><text:span text:style-name="T59">………..</text:span></text:span></text:p>
                    </text:list-item>
                    <text:list-item>
                      <text:p text:style-name="P65"><text:span text:style-name="livret"><text:span text:style-name="T59">0,9 </text:span></text:span><text:span text:style-name="MATH"><text:span text:style-name="T28">×</text:span></text:span><text:span text:style-name="livret"><text:span text:style-name="T59"> 0,04 = </text:span></text:span><text:span text:style-name="_5f_pointillés_20_gris"><text:span text:style-name="T59">………//</text:span></text:span></text:p>
                    </text:list-item>
                    <text:list-item>
                      <text:p text:style-name="P65"><text:span text:style-name="livret"><text:span text:style-name="T59">0,4 </text:span></text:span><text:span text:style-name="MATH"><text:span text:style-name="T28">×</text:span></text:span><text:span text:style-name="livret"><text:span text:style-name="T59"> 2,5 = </text:span></text:span><text:span text:style-name="_5f_pointillés_20_gris"><text:span text:style-name="T59">…………</text:span></text:span></text:p>
                    </text:list-item>
                    <text:list-item>
                      <text:p text:style-name="P65"><text:span text:style-name="livret"><text:span text:style-name="T59">0,41 </text:span></text:span><text:span text:style-name="MATH"><text:span text:style-name="T28">×</text:span></text:span><text:span text:style-name="livret"><text:span text:style-name="T59"> 3 = </text:span></text:span><text:span text:style-name="_5f_pointillés_20_gris"><text:span text:style-name="T59">………….</text:span></text:span></text:p>
                    </text:list-item>
                    <text:list-item>
                      <text:p text:style-name="P65"><text:span text:style-name="livret"><text:span text:style-name="T59">0,85 </text:span></text:span><text:span text:style-name="MATH"><text:span text:style-name="T28">×</text:span></text:span><text:span text:style-name="livret"><text:span text:style-name="T59"> 0,2 = </text:span></text:span><text:span text:style-name="_5f_pointillés_20_gris"><text:span text:style-name="T59">…………</text:span></text:span></text:p>
                    </text:list-item>
                    <text:list-item>
                      <text:p text:style-name="P65"><text:span text:style-name="livret"><text:span text:style-name="T59">0,3 </text:span></text:span><text:span text:style-name="MATH"><text:span text:style-name="T28">×</text:span></text:span><text:span text:style-name="livret"><text:span text:style-name="T59"> 12,2 = </text:span></text:span><text:span text:style-name="_5f_pointillés_20_gris"><text:span text:style-name="T59">………..</text:span></text:span></text:p>
                    </text:list-item>
                    <text:list-item>
                      <text:p text:style-name="P65"><text:span text:style-name="livret"><text:span text:style-name="T59">1,21 </text:span></text:span><text:span text:style-name="MATH"><text:span text:style-name="T28">×</text:span></text:span><text:span text:style-name="livret"><text:span text:style-name="T59"> 0,4 = </text:span></text:span><text:span text:style-name="_5f_pointillés_20_gris"><text:span text:style-name="T59">………..</text:span></text:span></text:p>
                    </text:list-item>
                    <text:list-item>
                      <text:p text:style-name="P65"><text:span text:style-name="livret"><text:span text:style-name="T59">0,47 </text:span></text:span><text:span text:style-name="MATH"><text:span text:style-name="T28">×</text:span></text:span><text:span text:style-name="livret"><text:span text:style-name="T59"> 0,02 = </text:span></text:span><text:span text:style-name="_5f_pointillés_20_gris"><text:span text:style-name="T59">………</text:span></text:span></text:p>
                    </text:list-item>
                    <text:list-item>
                      <text:p text:style-name="P65"><text:span text:style-name="livret"><text:span text:style-name="T59">11,1 </text:span></text:span><text:span text:style-name="MATH"><text:span text:style-name="T28">×</text:span></text:span><text:span text:style-name="livret"><text:span text:style-name="T59"> 0,05 = </text:span></text:span><text:span text:style-name="_5f_pointillés_20_gris"><text:span text:style-name="T59">………</text:span></text:span></text:p>
                    </text:list-item>
                  </text:list>
                </text:list-item>
              </text:list>
            </text:section>
            <text:p text:style-name="_5f_Paragraphe_20_livret_20_"><text:span text:style-name="livret"/></text:p>
            <text:p text:style-name="_5f_Paragraphe_20_livret_20_"><text:span text:style-name="livret"/></text:p>
            <text:p text:style-name="_5f_Paragraphe_20_livret_20_"><text:span text:style-name="livret"/></text:p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6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Italique 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7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1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6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paragraph-properties fo:text-align="start" style:justify-single-word="false"/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start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5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4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>
      <style:text-properties fo:color="#000000" loext:opacity="100%" fo:font-style="normal" fo:font-weight="normal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20_d_27_activités" style:display-name="_Paragraphe d'activités" style:family="paragraph" style:parent-style-name="Standard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6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Default_20_Paragraph_20_Font" style:display-name="Default Paragraph Font" style:family="text">
      <style:text-properties style:font-name="Bitstream Vera Sans5" fo:font-family="'Bitstream Vera Sans'" style:font-style-name="Roman" style:font-family-generic="swiss" style:font-pitch="variable" fo:font-size="11pt" style:font-size-asian="10.5pt"/>
    </style:style>
    <style:style style:name="livret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distance="0.049cm"/>
        <style:text-properties style:font-name="Open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6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6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paragraph-properties fo:text-align="start" style:justify-single-word="false"/>
      <style:text-properties officeooo:rsid="01b6dc57" officeooo:paragraph-rsid="01b6dc57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Footer">
      <style:paragraph-properties fo:text-align="end" style:justify-single-word="false"/>
      <style:text-properties officeooo:paragraph-rsid="00d4df5c"/>
    </style:style>
    <style:style style:name="MP9" style:family="paragraph" style:parent-style-name="Footer">
      <style:paragraph-properties fo:text-align="start" style:justify-single-word="false"/>
      <style:text-properties officeooo:paragraph-rsid="00d4df5c"/>
    </style:style>
    <style:style style:name="MP1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1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2" style:family="paragraph" style:parent-style-name="Header">
      <style:text-properties fo:font-size="14pt" style:font-size-asian="14pt" style:font-size-complex="14pt"/>
    </style:style>
    <style:style style:name="M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4" style:family="paragraph" style:parent-style-name="Standard">
      <style:text-properties fo:font-size="6pt" style:font-size-asian="6pt" style:font-size-complex="6pt"/>
    </style:style>
    <style:style style:name="MP15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_5f_Titre_20_d_27_exercices_20_livret" style:list-style-name="_5f_Numérotation_20_des_20_exercices_20_livrets"/>
    <style:style style:name="MP19" style:family="paragraph" style:parent-style-name="Footer">
      <style:text-properties officeooo:rsid="00178920" officeooo:paragraph-rsid="00178920"/>
    </style:style>
    <style:style style:name="MP20" style:family="paragraph" style:parent-style-name="Footer">
      <style:text-properties officeooo:paragraph-rsid="00c384cf"/>
    </style:style>
    <style:style style:name="MP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2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6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2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4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font-variant="small-caps" fo:color="#d7e12c" loext:opacity="100%" style:font-name="Bitstream Vera Sans6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" style:family="text">
      <style:text-properties fo:text-transform="uppercase" fo:color="#808080" loext:opacity="100%" style:font-name="Bitstream Vera Sans5" fo:font-size="9pt" officeooo:rsid="0160d7ef" fo:background-color="transparent" loext:char-shading-value="0"/>
    </style:style>
    <style:style style:name="MT5" style:family="text">
      <style:text-properties fo:text-transform="uppercase" fo:color="#808080" loext:opacity="100%" style:font-name="Bitstream Vera Sans5" fo:font-size="9pt" officeooo:rsid="00d4df5c" fo:background-color="transparent" loext:char-shading-value="0"/>
    </style:style>
    <style:style style:name="MT6" style:family="text">
      <style:text-properties fo:text-transform="uppercase" fo:color="#808080" loext:opacity="100%" style:font-name="Bitstream Vera Sans5" fo:font-size="9pt" officeooo:rsid="019c9165" fo:background-color="transparent" loext:char-shading-value="0"/>
    </style:style>
    <style:style style:name="MT7" style:family="text">
      <style:text-properties style:use-window-font-color="true" loext:opacity="0%" style:font-name="Bitstream Vera Sans6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8" style:family="text">
      <style:text-properties fo:font-variant="normal" fo:text-transform="none" fo:color="#000000" loext:opacity="100%" style:font-name="Bitstream Vera Sans6" fo:background-color="transparent" loext:char-shading-value="0"/>
    </style:style>
    <style:style style:name="MT9" style:family="text">
      <style:text-properties fo:font-variant="small-caps" fo:color="#d7e12c" loext:opacity="100%" style:font-name="Bitstream Vera Sans6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5" fo:font-size="9pt" officeooo:rsid="015f088a" fo:background-color="transparent" loext:char-shading-value="0"/>
    </style:style>
    <style:style style:name="MT11" style:family="text">
      <style:text-properties fo:text-transform="uppercase" fo:color="#808080" loext:opacity="100%" style:font-name="Bitstream Vera Sans5" fo:font-size="9pt" officeooo:rsid="00d8520c" fo:background-color="transparent" loext:char-shading-value="0"/>
    </style:style>
    <style:style style:name="MT12" style:family="text">
      <style:text-properties fo:font-variant="small-caps" officeooo:rsid="00990660"/>
    </style:style>
    <style:style style:name="MT13" style:family="text">
      <style:text-properties fo:font-variant="small-caps" officeooo:rsid="0054f64f"/>
    </style:style>
    <style:style style:name="MT14" style:family="text">
      <style:text-properties fo:font-variant="small-caps" officeooo:rsid="00b5d2d1"/>
    </style:style>
    <style:style style:name="MT15" style:family="text">
      <style:text-properties fo:font-variant="small-caps" officeooo:rsid="00b6801f"/>
    </style:style>
    <style:style style:name="MT16" style:family="text">
      <style:text-properties officeooo:rsid="002925a2"/>
    </style:style>
    <style:style style:name="MT17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_5f_Fiche_20_format_20_Site" loext:hidden="true" style:hidden="true" style:display-name="_Fiche format Site" style:page-layout-name="Mpm3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/>
    <style:master-page style:name="Right_20_Page" style:display-name="Right Page" style:page-layout-name="Mpm5"/>
    <style:master-page style:name="Left_20_Page" style:display-name="Left Page" style:page-layout-name="Mpm6" style:next-style-name="Right_20_Page"/>
    <style:master-page style:name="First_20_Page" style:display-name="First Page" style:page-layout-name="Mpm7" style:next-style-name="Standard"/>
    <style:master-page style:name="Envelope" style:page-layout-name="Mpm8"/>
    <style:master-page style:name="Index" style:page-layout-name="Mpm7"/>
    <style:master-page style:name="Footnote" style:page-layout-name="Mpm9"/>
    <style:master-page style:name="Landscape" style:page-layout-name="Mpm10"/>
    <style:master-page style:name="SERIE_5f_G_5f_GAUCHE_5f_ET_5f_DROITE_5f_2COL" style:display-name="SERIE_G_GAUCHE_ET_DROITE_2COL" style:page-layout-name="Mpm11" draw:style-name="Mdp1">
      <style:header>
        <text:p text:style-name="MP4">Calculer : <text:span text:style-name="MT3">Multiplier</text:span> </text:p>
      </style:header>
      <style:footer>
        <text:p text:style-name="MP5"><draw:frame draw:style-name="Mfr1" draw:name="Frame1" text:anchor-type="paragraph" svg:y="-0.06cm" draw:z-index="15"><draw:text-box fo:min-height="0.499cm" fo:min-width="7.096cm"><draw:frame draw:style-name="Mfr2" draw:name="Frame2" text:anchor-type="frame" svg:x="0.45cm" svg:y="0.079cm" svg:width="0.817cm" draw:z-index="16"><draw:text-box fo:min-height="0.355cm"><text:p text:style-name="MP6"><draw:g text:anchor-type="paragraph" draw:z-index="17" draw:name="Shape4_1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6</text:page-number></text:p></draw:text-box></draw:frame><text:p text:style-name="MP8"><text:span text:style-name="MT4">calculer</text:span><text:span text:style-name="MT5"> : </text:span><text:span text:style-name="MT6">Multiplier</text:span></text:p></draw:text-box></draw:frame></text:p>
      </style:footer>
      <style:footer-left>
        <text:p text:style-name="MP5"><draw:frame draw:style-name="Mfr1" draw:name="Frame3" text:anchor-type="paragraph" svg:y="-0.06cm" draw:z-index="7"><draw:text-box fo:min-height="0.499cm" fo:min-width="7.096cm"><draw:frame draw:style-name="Mfr2" draw:name="Frame4" text:anchor-type="frame" svg:x="0.45cm" svg:y="0.079cm" svg:width="0.817cm" draw:z-index="8"><draw:text-box fo:min-height="0.355cm"><text:p text:style-name="MP6"><text:page-number text:select-page="current">5</text:page-number></text:p></draw:text-box></draw:frame><text:p text:style-name="MP9"><text:span text:style-name="MT4">calculer</text:span><text:span text:style-name="MT5"> : </text:span><text:span text:style-name="MT6">Multiplier</text:span></text:p></draw:text-box></draw:frame><draw:g text:anchor-type="paragraph" draw:z-index="18" draw:name="Shape4_5" draw:style-name="Mgr1"><draw:path draw:style-name="Mgr2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odile" style:page-layout-name="Mpm12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10" draw:name="Shape5" draw:style-name="Mgr3"><draw:ellipse draw:style-name="Mgr4" draw:text-style-name="MP10" svg:width="1.715cm" svg:height="1.784cm" svg:x="0cm" svg:y="0.004cm" draw:kind="arc" draw:start-angle="90.48" draw:end-angle="269.56"><text:p/></draw:ellipse><draw:line draw:style-name="Mgr4" draw:text-style-name="MP10" svg:x1="0.847cm" svg:y1="0.002cm" svg:x2="18.167cm" svg:y2="0.002cm"><text:p/></draw:line><draw:line draw:style-name="Mgr4" draw:text-style-name="MP10" svg:x1="0.847cm" svg:y1="1.782cm" svg:x2="18.158cm" svg:y2="1.782cm"><text:p/></draw:line><draw:ellipse draw:style-name="Mgr4" draw:text-style-name="MP10" svg:width="1.719cm" svg:height="1.782cm" svg:x="17.29cm" svg:y="0cm" draw:kind="arc" draw:start-angle="270.5" draw:end-angle="89.48"><text:p/></draw:ellipse><draw:frame draw:style-name="Mgr5" draw:text-style-name="MP11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12">N1 : Priorités, distributivité</text:p>
                    </table:table-cell>
                    <table:table-cell table:style-name="Tableau5.A1" office:value-type="string">
                      <text:p text:style-name="MP12"/>
                    </table:table-cell>
                  </table:table-row>
                  <table:table-row>
                    <table:table-cell table:style-name="Tableau5.A1" office:value-type="string">
                      <text:p text:style-name="MP13">Série 1 : Priorités opératoires</text:p>
                    </table:table-cell>
                    <table:table-cell table:style-name="Tableau5.A1" office:value-type="string">
                      <text:p text:style-name="MP13"/>
                    </table:table-cell>
                  </table:table-row>
                </table:table>
              </table:table-cell>
            </table:table-row>
          </table:table-header-rows>
        </table:table>
        <text:p text:style-name="MP14"><text:span text:style-name="corps"><text:span text:style-name="MT7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11" draw:name="Shape6" draw:style-name="Mgr3"><draw:ellipse draw:style-name="Mgr4" draw:text-style-name="MP10" svg:width="1.715cm" svg:height="1.784cm" svg:x="0cm" svg:y="0.004cm" draw:kind="arc" draw:start-angle="90.48" draw:end-angle="269.56"><text:p/></draw:ellipse><draw:line draw:style-name="Mgr4" draw:text-style-name="MP10" svg:x1="0.847cm" svg:y1="0.002cm" svg:x2="18.167cm" svg:y2="0.002cm"><text:p/></draw:line><draw:line draw:style-name="Mgr4" draw:text-style-name="MP10" svg:x1="0.847cm" svg:y1="1.782cm" svg:x2="18.158cm" svg:y2="1.782cm"><text:p/></draw:line><draw:ellipse draw:style-name="Mgr4" draw:text-style-name="MP10" svg:width="1.719cm" svg:height="1.782cm" svg:x="17.29cm" svg:y="0cm" draw:kind="arc" draw:start-angle="270.5" draw:end-angle="89.48"><text:p/></draw:ellipse><draw:frame draw:style-name="Mgr5" draw:text-style-name="MP11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12">5N1 : Priorités, distributivité</text:p>
                    </table:table-cell>
                    <table:table-cell table:style-name="Tableau7.A1" office:value-type="string">
                      <text:p text:style-name="MP12"/>
                    </table:table-cell>
                  </table:table-row>
                  <table:table-row>
                    <table:table-cell table:style-name="Tableau7.A1" office:value-type="string">
                      <text:p text:style-name="MP13">Série 1 : Priorités opératoires</text:p>
                    </table:table-cell>
                    <table:table-cell table:style-name="Tableau7.A1" office:value-type="string">
                      <text:p text:style-name="MP13"/>
                    </table:table-cell>
                  </table:table-row>
                </table:table>
              </table:table-cell>
            </table:table-row>
          </table:table-header-rows>
        </table:table>
        <text:p text:style-name="MP14"><text:span text:style-name="corps"><text:span text:style-name="MT7"/></text:span></text:p>
      </style:header-left>
      <style:footer>
        <text:p text:style-name="MP15"><text:span text:style-name="MT8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2">
      <style:header>
        <text:p text:style-name="MP16">Série 4 : Constructions (2)</text:p>
      </style:header>
      <style:footer>
        <text:p text:style-name="MP17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>
      <style:header>
        <text:p text:style-name="MP16">Série 6 : Démonstrations (2)</text:p>
        <text:list xml:id="list2785079828" text:style-name="_5f_Numérotation_20_des_20_exercices_20_livrets">
          <text:list-item>
            <text:h text:style-name="MP18" text:outline-level="1">Sans justi</text:h>
          </text:list-item>
        </text:list>
      </style:header>
      <style:footer>
        <text:p text:style-name="MP17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_5f_En-tête"><text:s/><text:span text:style-name="MT9">Calculer</text:span> : <text:span text:style-name="MT9">Additionner et soustraire</text:span></text:p>
      </style:header>
      <style:footer>
        <text:p text:style-name="MP19"><draw:frame draw:style-name="Mfr3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0"><text:span text:style-name="MT10">Calculer : additionner et soustraire</text:span><text:span text:style-name="MT11"> </text:span></text:p></draw:text-box></draw:frame><draw:g text:anchor-type="paragraph" draw:z-index="12" draw:name="Shape4_3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9"><draw:g text:anchor-type="paragraph" draw:z-index="13" draw:name="Shape4_0" draw:style-name="Mgr1"><draw:path draw:style-name="Mgr6" draw:text-style-name="MP21" svg:width="0.855cm" svg:height="1.172cm" svg:x="-0.143cm" svg:y="-0.175cm" svg:viewBox="0 0 856 1173" svg:d="M856 1173h-856v-991c0-100 79-182 175-182h505c97 0 176 82 176 182z"><text:p/></draw:path></draw:g><draw:frame draw:style-name="Mfr3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0"><text:span text:style-name="MT10">Calculer</text:span><text:span text:style-name="MT11"> : </text:span><text:span text:style-name="MT10">additionner et soustraire</text:span></text:p></draw:text-box></draw:frame><draw:g text:anchor-type="paragraph" draw:z-index="14" draw:name="Shape4_4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6" draw:style-name="Mdp1">
      <style:header>
        <text:p text:style-name="MP22"><text:span text:style-name="MT12">Géométrie plane</text:span><text:span text:style-name="MT13"> : </text:span><text:span text:style-name="MT14">Parallèles, perpendiculaires,<text:line-break/> </text:span><text:span text:style-name="MT15">distances</text:span></text:p>
      </style:header>
      <style:footer>
        <text:p text:style-name="MP19"><draw:frame draw:style-name="Mfr3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6"><draw:g text:anchor-type="paragraph" draw:z-index="9" draw:name="Shape4" draw:style-name="Mgr1"><draw:path draw:style-name="Mgr7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16">espace</text:span> • <text:span text:style-name="MT17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SESAMATH </meta:initial-creator>
    <meta:creation-date>2014-12-29T17:08:08.216000000</meta:creation-date>
    <dc:date>2021-01-23T18:01:36.852464975</dc:date>
    <meta:editing-duration>P2DT20H32M43S</meta:editing-duration>
    <meta:editing-cycles>337</meta:editing-cycles>
    <meta:generator>LibreOffice/7.0.0.3$Linux_X86_64 LibreOffice_project/8061b3e9204bef6b321a21033174034a5e2ea88e</meta:generator>
    <meta:document-statistic meta:table-count="6" meta:image-count="0" meta:object-count="0" meta:page-count="2" meta:paragraph-count="213" meta:word-count="786" meta:character-count="3813" meta:non-whitespace-character-count="3169"/>
  </office:meta>
</office:document-meta>
</file>